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6.42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1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ce10"/>
        <table:table-row table:style-name="ro1">
          <table:table-cell table:style-name="ce1" office:value-type="string" calcext:value-type="string">
            <text:p>fyzická osoba</text:p>
          </table:table-cell>
          <table:table-cell table:style-name="ce1" office:value-type="string" calcext:value-type="string">
            <text:p>strana</text:p>
          </table:table-cell>
          <table:table-cell table:style-name="ce1" office:value-type="string" calcext:value-type="string">
            <text:p>právnická osoba</text:p>
          </table:table-cell>
          <table:table-cell table:style-name="ce1" office:value-type="string" calcext:value-type="string">
            <text:p>funkce</text:p>
          </table:table-cell>
          <table:table-cell table:style-name="ce1" office:value-type="string" calcext:value-type="string">
            <text:p>od </text:p>
          </table:table-cell>
          <table:table-cell table:style-name="ce1" office:value-type="string" calcext:value-type="string">
            <text:p>do</text:p>
          </table:table-cell>
        </table:table-row>
        <table:table-row table:style-name="ro2">
          <table:table-cell table:style-name="ce2" office:value-type="string" calcext:value-type="string">
            <text:p>Adam Zábranský</text:p>
          </table:table-cell>
          <table:table-cell table:style-name="ce2" office:value-type="string" calcext:value-type="string">
            <text:p>Piráti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České zdravotnické fórum</text:p>
          </table:table-cell>
          <table:table-cell office:value-type="string" calcext:value-type="string">
            <text:p>člen správní rady</text:p>
          </table:table-cell>
          <table:table-cell office:value-type="date" office:date-value="2007-11-27" calcext:value-type="date">
            <text:p>2007-11-27</text:p>
          </table:table-cell>
          <table:table-cell office:value-type="date" office:date-value="2010-11-25" calcext:value-type="date">
            <text:p>2010-11-25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D S. 4 you</text:p>
          </table:table-cell>
          <table:table-cell office:value-type="string" calcext:value-type="string">
            <text:p>jednatel</text:p>
          </table:table-cell>
          <table:table-cell office:value-type="date" office:date-value="2011-01-28" calcext:value-type="date">
            <text:p>2011-01-28</text:p>
          </table:table-cell>
          <table:table-cell office:value-type="date" office:date-value="2013-07-02" calcext:value-type="date">
            <text:p>2013-07-02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Blue Oceans Solutions</text:p>
          </table:table-cell>
          <table:table-cell office:value-type="string" calcext:value-type="string">
            <text:p>jednatel</text:p>
          </table:table-cell>
          <table:table-cell office:value-type="date" office:date-value="2010-04-29" calcext:value-type="date">
            <text:p>2010-04-29</text:p>
          </table:table-cell>
          <table:table-cell office:value-type="date" office:date-value="2014-04-18" calcext:value-type="date">
            <text:p>2014-04-18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Restart EDU o.p.s.</text:p>
          </table:table-cell>
          <table:table-cell office:value-type="string" calcext:value-type="string">
            <text:p>člen správní rady</text:p>
          </table:table-cell>
          <table:table-cell office:value-type="date" office:date-value="2012-02-01" calcext:value-type="date">
            <text:p>2012-02-0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Zaostřeno o.p.s.</text:p>
          </table:table-cell>
          <table:table-cell office:value-type="string" calcext:value-type="string">
            <text:p>předseda správní rady</text:p>
          </table:table-cell>
          <table:table-cell office:value-type="date" office:date-value="2013-12-24" calcext:value-type="date">
            <text:p>2013-12-2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Institut pro politiku a společnost</text:p>
          </table:table-cell>
          <table:table-cell office:value-type="string" calcext:value-type="string">
            <text:p>místopředseda správní rady</text:p>
          </table:table-cell>
          <table:table-cell office:value-type="date" office:date-value="2014-12-22" calcext:value-type="date">
            <text:p>2014-12-2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Pražské jaro o.p.s.</text:p>
          </table:table-cell>
          <table:table-cell office:value-type="string" calcext:value-type="string">
            <text:p>člen správní rady</text:p>
          </table:table-cell>
          <table:table-cell office:value-type="date" office:date-value="2015-08-05" calcext:value-type="date">
            <text:p>2015-08-0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driana Krnáč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svaz měst a obcí</text:p>
          </table:table-cell>
          <table:table-cell office:value-type="string" calcext:value-type="string">
            <text:p>čestný předseda představenstva</text:p>
          </table:table-cell>
          <table:table-cell office:value-type="date" office:date-value="2015-09-01" calcext:value-type="date">
            <text:p>2015-09-0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4-23" calcext:value-type="date">
            <text:p>2012-04-23</text:p>
          </table:table-cell>
          <table:table-cell office:value-type="date" office:date-value="2012-07-12" calcext:value-type="date">
            <text:p>2012-07-12</text:p>
          </table:table-cell>
        </table:table-row>
        <table:table-row table:style-name="ro2"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Želivská provozní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11-23" calcext:value-type="date">
            <text:p>2012-11-23</text:p>
          </table:table-cell>
          <table:table-cell office:value-type="date" office:date-value="2014-06-17" calcext:value-type="date">
            <text:p>2014-06-17</text:p>
          </table:table-cell>
        </table:table-row>
        <table:table-row table:style-name="ro2"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Obecní dům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3-22" calcext:value-type="date">
            <text:p>2012-03-22</text:p>
          </table:table-cell>
          <table:table-cell office:value-type="date" office:date-value="2015-02-23" calcext:value-type="date">
            <text:p>2015-02-23</text:p>
          </table:table-cell>
        </table:table-row>
        <table:table-row table:style-name="ro2"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Úpravna vody Želivka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8-01" calcext:value-type="date">
            <text:p>2012-08-01</text:p>
          </table:table-cell>
          <table:table-cell office:value-type="date" office:date-value="2015-04-14" calcext:value-type="date">
            <text:p>2015-04-14</text:p>
          </table:table-cell>
        </table:table-row>
        <table:table-row table:style-name="ro2"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ongresové centrum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5-28" calcext:value-type="date">
            <text:p>2012-05-28</text:p>
          </table:table-cell>
          <table:table-cell office:value-type="date" office:date-value="2015-05-11" calcext:value-type="date">
            <text:p>2015-05-11</text:p>
          </table:table-cell>
        </table:table-row>
        <table:table-row table:style-name="ro2"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07-12" calcext:value-type="date">
            <text:p>2012-07-12</text:p>
          </table:table-cell>
          <table:table-cell office:value-type="date" office:date-value="2015-05-13" calcext:value-type="date">
            <text:p>2015-05-13</text:p>
          </table:table-cell>
        </table:table-row>
        <table:table-row table:style-name="ro2"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ovoměstská radnice, příspěvková organizace</text:p>
          </table:table-cell>
          <table:table-cell office:value-type="string" calcext:value-type="string">
            <text:p>ředitel</text:p>
          </table:table-cell>
          <table:table-cell office:value-type="date" office:date-value="2013-12-04" calcext:value-type="date">
            <text:p>2013-12-0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Aleksandra Udženij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R. G. S. a.s.</text:p>
          </table:table-cell>
          <table:table-cell table:style-name="ce4" office:value-type="string" calcext:value-type="string">
            <text:p>místopředseda představenstva</text:p>
          </table:table-cell>
          <table:table-cell table:style-name="ce9" office:value-type="date" office:date-value="2007-12-07" calcext:value-type="date">
            <text:p>2007-12-0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Aleksandra Udženij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Agens Plus</text:p>
          </table:table-cell>
          <table:table-cell table:style-name="ce4" office:value-type="string" calcext:value-type="string">
            <text:p>člen představenstva</text:p>
          </table:table-cell>
          <table:table-cell table:style-name="ce9" office:value-type="date" office:date-value="2009-06-03" calcext:value-type="date">
            <text:p>2009-06-0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Aleksandra Udženij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Aleksandra Udženij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Museum Kampa - Nadace Jana a Medy Mládkových </text:p>
          </table:table-cell>
          <table:table-cell table:style-name="ce4" office:value-type="string" calcext:value-type="string">
            <text:p>člen dozorčí rady</text:p>
          </table:table-cell>
          <table:table-cell table:style-name="ce9" office:value-type="date" office:date-value="2012-08-24" calcext:value-type="date">
            <text:p>2012-08-2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Alexander Bellu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Alexander Bellu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Break In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14-11-05" calcext:value-type="date">
            <text:p>2014-11-0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Alexander Bellu</text:p>
          </table:table-cell>
          <table:table-cell table:style-name="ce2" office:value-type="string" calcext:value-type="string">
            <text:p>ODS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předseda dozorčí rady</text:p>
          </table:table-cell>
          <table:table-cell table:style-name="ce9" office:value-type="date" office:date-value="2015-01-28" calcext:value-type="date">
            <text:p>2015-01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Zdroj pitné vody Káraný</text:p>
          </table:table-cell>
          <table:table-cell office:value-type="string" calcext:value-type="string">
            <text:p>člen dozorčí rady</text:p>
          </table:table-cell>
          <table:table-cell office:value-type="date" office:date-value="2010-10-04" calcext:value-type="date">
            <text:p>2010-10-04</text:p>
          </table:table-cell>
          <table:table-cell office:value-type="date" office:date-value="2011-09-02" calcext:value-type="date">
            <text:p>2011-09-02</text:p>
          </table:table-cell>
        </table:table-row>
        <table:table-row table:style-name="ro2"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člen správní rady</text:p>
          </table:table-cell>
          <table:table-cell office:value-type="date" office:date-value="2012-01-10" calcext:value-type="date">
            <text:p>2012-01-10</text:p>
          </table:table-cell>
          <table:table-cell office:value-type="date" office:date-value="2012-03-29" calcext:value-type="date">
            <text:p>2012-03-29</text:p>
          </table:table-cell>
        </table:table-row>
        <table:table-row table:style-name="ro2"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string" calcext:value-type="string">
            <text:p>???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9-11" calcext:value-type="date">
            <text:p>2012-09-11</text:p>
          </table:table-cell>
          <table:table-cell office:value-type="date" office:date-value="2014-12-09" calcext:value-type="date">
            <text:p>2014-12-09</text:p>
          </table:table-cell>
        </table:table-row>
        <table:table-row table:style-name="ro2"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místopředseda správní rady</text:p>
          </table:table-cell>
          <table:table-cell office:value-type="date" office:date-value="2012-03-29" calcext:value-type="date">
            <text:p>2012-03-29</text:p>
          </table:table-cell>
          <table:table-cell office:value-type="date" office:date-value="2015-04-11" calcext:value-type="date">
            <text:p>2015-04-11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Filmový průmysl, státní podnik v likvidaci</text:p>
          </table:table-cell>
          <table:table-cell office:value-type="string" calcext:value-type="string">
            <text:p>Zástupce ředitele</text:p>
          </table:table-cell>
          <table:table-cell office:value-type="date" office:date-value="1988-08-12" calcext:value-type="date">
            <text:p>1988-08-12</text:p>
          </table:table-cell>
          <table:table-cell office:value-type="date" office:date-value="1990-10-09" calcext:value-type="date">
            <text:p>1990-10-09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Včela Předboj</text:p>
          </table:table-cell>
          <table:table-cell office:value-type="string" calcext:value-type="string">
            <text:p>místopředseda</text:p>
          </table:table-cell>
          <table:table-cell office:value-type="date" office:date-value="2002-03-07" calcext:value-type="date">
            <text:p>2002-03-07</text:p>
          </table:table-cell>
          <table:table-cell office:value-type="date" office:date-value="2004-10-20" calcext:value-type="date">
            <text:p>2004-10-20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 &amp; L TOP s.r.o.</text:p>
          </table:table-cell>
          <table:table-cell office:value-type="string" calcext:value-type="string">
            <text:p>jednatel</text:p>
          </table:table-cell>
          <table:table-cell office:value-type="date" office:date-value="1992-07-01" calcext:value-type="date">
            <text:p>1992-07-01</text:p>
          </table:table-cell>
          <table:table-cell office:value-type="date" office:date-value="2004-12-11" calcext:value-type="date">
            <text:p>2004-12-11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Český volejbalový svaz s.r.o.</text:p>
          </table:table-cell>
          <table:table-cell office:value-type="string" calcext:value-type="string">
            <text:p>jednatel</text:p>
          </table:table-cell>
          <table:table-cell office:value-type="date" office:date-value="1997-08-18" calcext:value-type="date">
            <text:p>1997-08-18</text:p>
          </table:table-cell>
          <table:table-cell office:value-type="date" office:date-value="2005-11-14" calcext:value-type="date">
            <text:p>2005-11-14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podnikatel</text:p>
          </table:table-cell>
          <table:table-cell office:value-type="date" office:date-value="1990-07-30" calcext:value-type="date">
            <text:p>1990-07-30</text:p>
          </table:table-cell>
          <table:table-cell office:value-type="date" office:date-value="2006-04-11" calcext:value-type="date">
            <text:p>2006-04-11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Skiareál Špindlův mlýn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1-04-12" calcext:value-type="date">
            <text:p>2011-04-12</text:p>
          </table:table-cell>
          <table:table-cell office:value-type="date" office:date-value="2007-04-11" calcext:value-type="date">
            <text:p>2007-04-11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Volejbalový klub Odolena voda </text:p>
          </table:table-cell>
          <table:table-cell office:value-type="string" calcext:value-type="string">
            <text:p>jednatel</text:p>
          </table:table-cell>
          <table:table-cell office:value-type="date" office:date-value="2010-12-20" calcext:value-type="date">
            <text:p>2010-12-20</text:p>
          </table:table-cell>
          <table:table-cell office:value-type="date" office:date-value="2011-10-26" calcext:value-type="date">
            <text:p>2011-10-26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ITV spol s.r.o.</text:p>
          </table:table-cell>
          <table:table-cell office:value-type="string" calcext:value-type="string">
            <text:p>likvidátor</text:p>
          </table:table-cell>
          <table:table-cell office:value-type="date" office:date-value="2011-08-25" calcext:value-type="date">
            <text:p>2011-08-25</text:p>
          </table:table-cell>
          <table:table-cell office:value-type="date" office:date-value="2012-05-03" calcext:value-type="date">
            <text:p>2012-05-03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Ally trading</text:p>
          </table:table-cell>
          <table:table-cell office:value-type="string" calcext:value-type="string">
            <text:p>jednatel</text:p>
          </table:table-cell>
          <table:table-cell office:value-type="date" office:date-value="1999-12-08" calcext:value-type="date">
            <text:p>1999-12-0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Agentura Leman</text:p>
          </table:table-cell>
          <table:table-cell office:value-type="string" calcext:value-type="string">
            <text:p>jednatel</text:p>
          </table:table-cell>
          <table:table-cell office:value-type="date" office:date-value="2014-07-25" calcext:value-type="date">
            <text:p>2014-07-2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Obecní dům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2-23" calcext:value-type="date">
            <text:p>2015-02-2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Operátor Opencard,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5-08-07" calcext:value-type="date">
            <text:p>2015-08-0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ntonín Léb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TJ ABC Braník o.s.</text:p>
          </table:table-cell>
          <table:table-cell office:value-type="string" calcext:value-type="string">
            <text:p>člen výkonného výboru</text:p>
          </table:table-cell>
          <table:table-cell office:value-type="date" office:date-value="2015-09-19" calcext:value-type="date">
            <text:p>2015-09-1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DEICO spol. s.r.o.</text:p>
          </table:table-cell>
          <table:table-cell office:value-type="string" calcext:value-type="string">
            <text:p>jednatel</text:p>
          </table:table-cell>
          <table:table-cell office:value-type="date" office:date-value="1991-12-31" calcext:value-type="date">
            <text:p>1991-12-31</text:p>
          </table:table-cell>
          <table:table-cell office:value-type="date" office:date-value="1996-05-22" calcext:value-type="date">
            <text:p>1996-05-22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VUMS Control Systems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3-07-20" calcext:value-type="date">
            <text:p>1993-07-20</text:p>
          </table:table-cell>
          <table:table-cell office:value-type="date" office:date-value="2002-05-22" calcext:value-type="date">
            <text:p>2002-05-22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STAZAP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0-03-27" calcext:value-type="date">
            <text:p>2000-03-27</text:p>
          </table:table-cell>
          <table:table-cell office:value-type="date" office:date-value="2003-11-19" calcext:value-type="date">
            <text:p>2003-11-19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STAZAP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3-11-19" calcext:value-type="date">
            <text:p>2003-11-19</text:p>
          </table:table-cell>
          <table:table-cell office:value-type="date" office:date-value="2005-12-11" calcext:value-type="date">
            <text:p>2005-12-11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ROYS CR s.r.o.</text:p>
          </table:table-cell>
          <table:table-cell office:value-type="string" calcext:value-type="string">
            <text:p>jednatel</text:p>
          </table:table-cell>
          <table:table-cell office:value-type="date" office:date-value="1998-06-10" calcext:value-type="date">
            <text:p>1998-06-10</text:p>
          </table:table-cell>
          <table:table-cell office:value-type="date" office:date-value="2007-01-16" calcext:value-type="date">
            <text:p>2007-01-16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7-05-04" calcext:value-type="date">
            <text:p>2007-05-04</text:p>
          </table:table-cell>
          <table:table-cell office:value-type="date" office:date-value="2010-05-26" calcext:value-type="date">
            <text:p>2010-05-26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ha 10 ₋ Majetková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04-12-20" calcext:value-type="date">
            <text:p>2004-12-20</text:p>
          </table:table-cell>
          <table:table-cell office:value-type="date" office:date-value="2011-01-30" calcext:value-type="date">
            <text:p>2011-01-30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ha 10 ₋ Rekreace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7-12-21" calcext:value-type="date">
            <text:p>2007-12-21</text:p>
          </table:table-cell>
          <table:table-cell office:value-type="date" office:date-value="2011-07-13" calcext:value-type="date">
            <text:p>2011-07-13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PF Bank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4-21" calcext:value-type="date">
            <text:p>2011-04-21</text:p>
          </table:table-cell>
          <table:table-cell office:value-type="date" office:date-value="2011-10-31" calcext:value-type="date">
            <text:p>2011-10-31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PF Banka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1-10-31" calcext:value-type="date">
            <text:p>2011-10-31</text:p>
          </table:table-cell>
          <table:table-cell office:value-type="date" office:date-value="2012-10-10" calcext:value-type="date">
            <text:p>2012-10-10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15-04-16" calcext:value-type="date">
            <text:p>2015-04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Vítkovická nemocnice a.s.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01-09-25" calcext:value-type="date">
            <text:p>2001-09-25</text:p>
          </table:table-cell>
          <table:table-cell table:style-name="ce9" office:value-type="date" office:date-value="2002-04-06" calcext:value-type="date">
            <text:p>2002-04-06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Solarius international </text:p>
          </table:table-cell>
          <table:table-cell table:style-name="ce4" office:value-type="string" calcext:value-type="string">
            <text:p>člen dozorčí rady</text:p>
          </table:table-cell>
          <table:table-cell table:style-name="ce9" office:value-type="date" office:date-value="2004-08-20" calcext:value-type="date">
            <text:p>2004-08-20</text:p>
          </table:table-cell>
          <table:table-cell table:style-name="ce9" office:value-type="date" office:date-value="2005-08-20" calcext:value-type="date">
            <text:p>2005-08-20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Trend 2000, o. p. s.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01-09-17" calcext:value-type="date">
            <text:p>2001-09-17</text:p>
          </table:table-cell>
          <table:table-cell table:style-name="ce9" office:value-type="date" office:date-value="2008-11-18" calcext:value-type="date">
            <text:p>2008-11-18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Spojená akreditační komise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11-12-05" calcext:value-type="date">
            <text:p>2011-12-05</text:p>
          </table:table-cell>
          <table:table-cell table:style-name="ce9" office:value-type="date" office:date-value="2011-12-19" calcext:value-type="date">
            <text:p>2011-12-19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Nadační fond Bezpečná Praha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12-02-03" calcext:value-type="date">
            <text:p>2012-02-03</text:p>
          </table:table-cell>
          <table:table-cell table:style-name="ce9" office:value-type="date" office:date-value="2012-08-21" calcext:value-type="date">
            <text:p>2012-08-21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Nadační fond Bezpečná Praha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12-01-10" calcext:value-type="date">
            <text:p>2012-01-10</text:p>
          </table:table-cell>
          <table:table-cell table:style-name="ce9" office:value-type="date" office:date-value="2015-01-10" calcext:value-type="date">
            <text:p>2015-01-10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office:value-type="string" calcext:value-type="string">
            <text:p>Pražské jaro o.p.s.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12-02-20" calcext:value-type="date">
            <text:p>2012-02-20</text:p>
          </table:table-cell>
          <table:table-cell table:style-name="ce9" office:value-type="date" office:date-value="2015-02-21" calcext:value-type="date">
            <text:p>2015-02-21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Nadační fond Bezpečná Praha</text:p>
          </table:table-cell>
          <table:table-cell table:style-name="ce4" office:value-type="string" calcext:value-type="string">
            <text:p>předseda správní rady</text:p>
          </table:table-cell>
          <table:table-cell table:style-name="ce9" office:value-type="date" office:date-value="2012-08-21" calcext:value-type="date">
            <text:p>2012-08-21</text:p>
          </table:table-cell>
          <table:table-cell table:style-name="ce9" office:value-type="date" office:date-value="2015-09-03" calcext:value-type="date">
            <text:p>2015-09-03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Bohuslav Svobod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Museum Kampa - Nadace Jana a Medy Mládkových 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12-04-11" calcext:value-type="date">
            <text:p>2012-04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GEKO</text:p>
          </table:table-cell>
          <table:table-cell office:value-type="string" calcext:value-type="string">
            <text:p>podnikatel</text:p>
          </table:table-cell>
          <table:table-cell office:value-type="date" office:date-value="1990-11-27" calcext:value-type="date">
            <text:p>1990-11-27</text:p>
          </table:table-cell>
          <table:table-cell office:value-type="date" office:date-value="1992-02-13" calcext:value-type="date">
            <text:p>1992-02-13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ael s.r.o.</text:p>
          </table:table-cell>
          <table:table-cell office:value-type="string" calcext:value-type="string">
            <text:p>jednatel</text:p>
          </table:table-cell>
          <table:table-cell office:value-type="date" office:date-value="1997-11-12" calcext:value-type="date">
            <text:p>1997-11-12</text:p>
          </table:table-cell>
          <table:table-cell office:value-type="date" office:date-value="1998-05-25" calcext:value-type="date">
            <text:p>1998-05-25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vět aut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1998-12-17" calcext:value-type="date">
            <text:p>1998-12-17</text:p>
          </table:table-cell>
          <table:table-cell office:value-type="date" office:date-value="1999-07-15" calcext:value-type="date">
            <text:p>1999-07-15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Bekr ART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1-08-14" calcext:value-type="date">
            <text:p>2001-08-14</text:p>
          </table:table-cell>
          <table:table-cell office:value-type="date" office:date-value="2002-08-05" calcext:value-type="date">
            <text:p>2002-08-05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SPEN SPORT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1998-03-18" calcext:value-type="date">
            <text:p>1998-03-18</text:p>
          </table:table-cell>
          <table:table-cell office:value-type="date" office:date-value="2003-03-18" calcext:value-type="date">
            <text:p>2003-03-18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irtual Pictures Technologies a.s.</text:p>
          </table:table-cell>
          <table:table-cell office:value-type="string" calcext:value-type="string">
            <text:p>jednatel</text:p>
          </table:table-cell>
          <table:table-cell office:value-type="date" office:date-value="1999-12-22" calcext:value-type="date">
            <text:p>1999-12-22</text:p>
          </table:table-cell>
          <table:table-cell office:value-type="date" office:date-value="2003-03-31" calcext:value-type="date">
            <text:p>2003-03-31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Geko Sport a.s.</text:p>
          </table:table-cell>
          <table:table-cell office:value-type="string" calcext:value-type="string">
            <text:p>jednatel</text:p>
          </table:table-cell>
          <table:table-cell office:value-type="date" office:date-value="1999-12-22" calcext:value-type="date">
            <text:p>1999-12-22</text:p>
          </table:table-cell>
          <table:table-cell office:value-type="date" office:date-value="2003-04-28" calcext:value-type="date">
            <text:p>2003-04-28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martway s.r.o.</text:p>
          </table:table-cell>
          <table:table-cell office:value-type="string" calcext:value-type="string">
            <text:p>jednatel</text:p>
          </table:table-cell>
          <table:table-cell office:value-type="date" office:date-value="2000-11-08" calcext:value-type="date">
            <text:p>2000-11-08</text:p>
          </table:table-cell>
          <table:table-cell office:value-type="date" office:date-value="2005-12-31" calcext:value-type="date">
            <text:p>2005-12-31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SPEN SPORT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3-03-18" calcext:value-type="date">
            <text:p>2003-03-18</text:p>
          </table:table-cell>
          <table:table-cell office:value-type="date" office:date-value="2005-12-31" calcext:value-type="date">
            <text:p>2005-12-31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ční fond Livie a Václava Klausových</text:p>
          </table:table-cell>
          <table:table-cell office:value-type="string" calcext:value-type="string">
            <text:p>člen dozorčí rady</text:p>
          </table:table-cell>
          <table:table-cell office:value-type="date" office:date-value="2003-08-25" calcext:value-type="date">
            <text:p>2003-08-25</text:p>
          </table:table-cell>
          <table:table-cell office:value-type="date" office:date-value="2011-03-02" calcext:value-type="date">
            <text:p>2011-03-02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1-06-20" calcext:value-type="date">
            <text:p>2011-06-20</text:p>
          </table:table-cell>
          <table:table-cell office:value-type="date" office:date-value="2012-01-12" calcext:value-type="date">
            <text:p>2012-01-12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3-04-25" calcext:value-type="date">
            <text:p>2013-04-25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lzheimer home zátiší z.ú.</text:p>
          </table:table-cell>
          <table:table-cell office:value-type="string" calcext:value-type="string">
            <text:p>člen správní rady</text:p>
          </table:table-cell>
          <table:table-cell office:value-type="date" office:date-value="2014-11-25" calcext:value-type="date">
            <text:p>2014-11-25</text:p>
          </table:table-cell>
          <table:table-cell office:value-type="date" office:date-value="2015-03-05" calcext:value-type="date">
            <text:p>2015-03-05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eskomoravská marketingová společnost v likvidaci</text:p>
          </table:table-cell>
          <table:table-cell office:value-type="string" calcext:value-type="string">
            <text:p>jednatel</text:p>
          </table:table-cell>
          <table:table-cell office:value-type="date" office:date-value="1998-02-12" calcext:value-type="date">
            <text:p>1998-02-1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Medical investments .a.s.</text:p>
          </table:table-cell>
          <table:table-cell office:value-type="string" calcext:value-type="string">
            <text:p>předseda správní rady</text:p>
          </table:table-cell>
          <table:table-cell office:value-type="date" office:date-value="2014-02-13" calcext:value-type="date">
            <text:p>2014-02-1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Ústav onkologické psychologie z.ú.</text:p>
          </table:table-cell>
          <table:table-cell office:value-type="string" calcext:value-type="string">
            <text:p>člen správní rady</text:p>
          </table:table-cell>
          <table:table-cell office:value-type="date" office:date-value="2014-07-17" calcext:value-type="date">
            <text:p>2014-07-1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Ústav onkologické psychologie z.ú.</text:p>
          </table:table-cell>
          <table:table-cell office:value-type="string" calcext:value-type="string">
            <text:p>ředitel</text:p>
          </table:table-cell>
          <table:table-cell office:value-type="date" office:date-value="2014-07-17" calcext:value-type="date">
            <text:p>2014-07-1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ojišťovna VZP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4-07-18" calcext:value-type="date">
            <text:p>2014-07-1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ports investments s.r.o.</text:p>
          </table:table-cell>
          <table:table-cell office:value-type="string" calcext:value-type="string">
            <text:p>jednatel</text:p>
          </table:table-cell>
          <table:table-cell office:value-type="date" office:date-value="2014-08-25" calcext:value-type="date">
            <text:p>2014-08-2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Komunikátor s.r.o.</text:p>
          </table:table-cell>
          <table:table-cell office:value-type="string" calcext:value-type="string">
            <text:p>jednatel</text:p>
          </table:table-cell>
          <table:table-cell office:value-type="date" office:date-value="2015-02-27" calcext:value-type="date">
            <text:p>2015-02-2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harmavit spol. s.r.o..</text:p>
          </table:table-cell>
          <table:table-cell office:value-type="string" calcext:value-type="string">
            <text:p>jednatel</text:p>
          </table:table-cell>
          <table:table-cell office:value-type="date" office:date-value="2015-06-09" calcext:value-type="date">
            <text:p>2015-06-0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Boris Šťastný 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Respimed s.r.o.</text:p>
          </table:table-cell>
          <table:table-cell office:value-type="string" calcext:value-type="string">
            <text:p>jednatel</text:p>
          </table:table-cell>
          <table:table-cell office:value-type="date" office:date-value="2012-04-27" calcext:value-type="date">
            <text:p>2012-04-2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U Rudolfina s.r.o.</text:p>
          </table:table-cell>
          <table:table-cell office:value-type="string" calcext:value-type="string">
            <text:p>jednatel</text:p>
          </table:table-cell>
          <table:table-cell office:value-type="date" office:date-value="1999-09-22" calcext:value-type="date">
            <text:p>1999-09-22</text:p>
          </table:table-cell>
          <table:table-cell office:value-type="date" office:date-value="2001-01-23" calcext:value-type="date">
            <text:p>2001-01-23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ostinec Praha s.r.o.</text:p>
          </table:table-cell>
          <table:table-cell office:value-type="string" calcext:value-type="string">
            <text:p>jednatel</text:p>
          </table:table-cell>
          <table:table-cell office:value-type="date" office:date-value="2003-04-30" calcext:value-type="date">
            <text:p>2003-04-30</text:p>
          </table:table-cell>
          <table:table-cell office:value-type="date" office:date-value="2001-11-14" calcext:value-type="date">
            <text:p>2001-11-14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Regena s.r.o.</text:p>
          </table:table-cell>
          <table:table-cell office:value-type="string" calcext:value-type="string">
            <text:p>jednatel</text:p>
          </table:table-cell>
          <table:table-cell office:value-type="date" office:date-value="1995-04-19" calcext:value-type="date">
            <text:p>1995-04-19</text:p>
          </table:table-cell>
          <table:table-cell office:value-type="date" office:date-value="2002-01-15" calcext:value-type="date">
            <text:p>2002-01-15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Trinity international s.r.o.</text:p>
          </table:table-cell>
          <table:table-cell office:value-type="string" calcext:value-type="string">
            <text:p>jednatel</text:p>
          </table:table-cell>
          <table:table-cell office:value-type="date" office:date-value="1969-11-10" calcext:value-type="date">
            <text:p>1969-11-10</text:p>
          </table:table-cell>
          <table:table-cell office:value-type="date" office:date-value="2007-01-13" calcext:value-type="date">
            <text:p>2007-01-13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Jihoměstská sociální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8-09-22" calcext:value-type="date">
            <text:p>2008-09-22</text:p>
          </table:table-cell>
          <table:table-cell office:value-type="date" office:date-value="2009-12-22" calcext:value-type="date">
            <text:p>2009-12-22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portovní Jižní město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8-03-14" calcext:value-type="date">
            <text:p>2008-03-14</text:p>
          </table:table-cell>
          <table:table-cell office:value-type="date" office:date-value="2010-11-13" calcext:value-type="date">
            <text:p>2010-11-13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Jihoměstská parkovací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7-12-05" calcext:value-type="date">
            <text:p>2007-12-05</text:p>
          </table:table-cell>
          <table:table-cell office:value-type="date" office:date-value="2011-02-21" calcext:value-type="date">
            <text:p>2011-02-21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Jihoměstská majetková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7-12-10" calcext:value-type="date">
            <text:p>2007-12-10</text:p>
          </table:table-cell>
          <table:table-cell office:value-type="date" office:date-value="2011-02-21" calcext:value-type="date">
            <text:p>2011-02-21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07-03-28" calcext:value-type="date">
            <text:p>2007-03-28</text:p>
          </table:table-cell>
          <table:table-cell office:value-type="date" office:date-value="2011-05-31" calcext:value-type="date">
            <text:p>2011-05-31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4-27" calcext:value-type="date">
            <text:p>2011-04-27</text:p>
          </table:table-cell>
          <table:table-cell office:value-type="date" office:date-value="2011-11-29" calcext:value-type="date">
            <text:p>2011-11-29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06-10-21" calcext:value-type="date">
            <text:p>2006-10-21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Dalibor Mlej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Tintern Abbey s.r.o.</text:p>
          </table:table-cell>
          <table:table-cell office:value-type="string" calcext:value-type="string">
            <text:p>jednatel</text:p>
          </table:table-cell>
          <table:table-cell office:value-type="date" office:date-value="2015-06-30" calcext:value-type="date">
            <text:p>2015-06-3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3">
          <table:table-cell office:value-type="string" calcext:value-type="string">
            <text:p>Daniel Hodek</text:p>
          </table:table-cell>
          <table:table-cell office:value-type="string" calcext:value-type="string">
            <text:p>ČSSD</text:p>
          </table:table-cell>
          <table:table-cell table:style-name="ce5" office:value-type="string" calcext:value-type="string">
            <text:p>Nadace Pražské děti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07-01-17" calcext:value-type="date">
            <text:p>2007-01-17</text:p>
          </table:table-cell>
          <table:table-cell office:value-type="date" office:date-value="2010-12-31" calcext:value-type="date">
            <text:p>2010-12-31</text:p>
          </table:table-cell>
        </table:table-row>
        <table:table-row table:style-name="ro4">
          <table:table-cell office:value-type="string" calcext:value-type="string">
            <text:p>Daniel Hodek</text:p>
          </table:table-cell>
          <table:table-cell office:value-type="string" calcext:value-type="string">
            <text:p>ČSSD</text:p>
          </table:table-cell>
          <table:table-cell table:style-name="ce6" office:value-type="string" calcext:value-type="string">
            <text:p>Evropské sociálně zdravotní centrum Praha o.p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9-12-30" calcext:value-type="date">
            <text:p>2009-12-30</text:p>
          </table:table-cell>
          <table:table-cell office:value-type="date" office:date-value="2014-04-24" calcext:value-type="date">
            <text:p>2014-04-24</text:p>
          </table:table-cell>
        </table:table-row>
        <table:table-row table:style-name="ro2">
          <table:table-cell office:value-type="string" calcext:value-type="string">
            <text:p>Daniel Hodek</text:p>
          </table:table-cell>
          <table:table-cell office:value-type="string" calcext:value-type="string">
            <text:p>ČSSD</text:p>
          </table:table-cell>
          <table:table-cell table:style-name="ce7" office:value-type="string" calcext:value-type="string">
            <text:p>Nadační fond MČ Praha 1 SOFOS v likvidaci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08-09-17" calcext:value-type="date">
            <text:p>2008-09-1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Daniel Hodek</text:p>
          </table:table-cell>
          <table:table-cell office:value-type="string" calcext:value-type="string">
            <text:p>ČSSD</text:p>
          </table:table-cell>
          <table:table-cell table:style-name="ce4"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3">
          <table:table-cell office:value-type="string" calcext:value-type="string">
            <text:p>Daniel Hodek</text:p>
          </table:table-cell>
          <table:table-cell office:value-type="string" calcext:value-type="string">
            <text:p>ČSSD</text:p>
          </table:table-cell>
          <table:table-cell table:style-name="ce5" office:value-type="string" calcext:value-type="string">
            <text:p>DACORP s.r.o.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14-04-22" calcext:value-type="date">
            <text:p>2014-04-2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3">
          <table:table-cell office:value-type="string" calcext:value-type="string">
            <text:p>Daniel Hodek</text:p>
          </table:table-cell>
          <table:table-cell office:value-type="string" calcext:value-type="string">
            <text:p>ČSSD</text:p>
          </table:table-cell>
          <table:table-cell table:style-name="ce5" office:value-type="string" calcext:value-type="string">
            <text:p>DC Design s.r.o.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14-12-04" calcext:value-type="date">
            <text:p>2014-12-0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Daniel Hodek</text:p>
          </table:table-cell>
          <table:table-cell office:value-type="string" calcext:value-type="string">
            <text:p>ČSSD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15-09-03" calcext:value-type="date">
            <text:p>2015-09-0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David Zele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KD Mlejn o.p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6-04-28" calcext:value-type="date">
            <text:p>2006-04-28</text:p>
          </table:table-cell>
          <table:table-cell office:value-type="date" office:date-value="2009-04-28" calcext:value-type="date">
            <text:p>2009-04-28</text:p>
          </table:table-cell>
        </table:table-row>
        <table:table-row table:style-name="ro2">
          <table:table-cell office:value-type="string" calcext:value-type="string">
            <text:p>David Zele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1-06-20" calcext:value-type="date">
            <text:p>2001-06-20</text:p>
          </table:table-cell>
          <table:table-cell office:value-type="date" office:date-value="2013-06-24" calcext:value-type="date">
            <text:p>2013-06-24</text:p>
          </table:table-cell>
        </table:table-row>
        <table:table-row table:style-name="ro2">
          <table:table-cell office:value-type="string" calcext:value-type="string">
            <text:p>David Zele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table:style-name="Default" office:value-type="string" calcext:value-type="string">
            <text:p>???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David Zele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olidica s.r.o.</text:p>
          </table:table-cell>
          <table:table-cell office:value-type="string" calcext:value-type="string">
            <text:p>jednatel</text:p>
          </table:table-cell>
          <table:table-cell office:value-type="date" office:date-value="2014-03-18" calcext:value-type="date">
            <text:p>2014-03-1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David Zelen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Centrum-hypo s.r.o.</text:p>
          </table:table-cell>
          <table:table-cell office:value-type="string" calcext:value-type="string">
            <text:p>jednatel</text:p>
          </table:table-cell>
          <table:table-cell office:value-type="date" office:date-value="2015-07-01" calcext:value-type="date">
            <text:p>2015-07-0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liška Kaplicky Fuchs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nadační fond Kaplicky Centre</text:p>
          </table:table-cell>
          <table:table-cell office:value-type="string" calcext:value-type="string">
            <text:p>člen správní rady</text:p>
          </table:table-cell>
          <table:table-cell office:value-type="date" office:date-value="2012-02-06" calcext:value-type="date">
            <text:p>2012-02-06</text:p>
          </table:table-cell>
          <table:table-cell office:value-type="date" office:date-value="2014-12-31" calcext:value-type="date">
            <text:p>2014-12-31</text:p>
          </table:table-cell>
        </table:table-row>
        <table:table-row table:style-name="ro2">
          <table:table-cell office:value-type="string" calcext:value-type="string">
            <text:p>Eliška Kaplicky Fuchs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Simply Cinema, s.r.o.</text:p>
          </table:table-cell>
          <table:table-cell office:value-type="string" calcext:value-type="string">
            <text:p>jednatel</text:p>
          </table:table-cell>
          <table:table-cell office:value-type="date" office:date-value="2010-06-21" calcext:value-type="date">
            <text:p>2010-06-2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liška Kaplicky Fuchs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liška Kaplicky Fuchsová</text:p>
          </table:table-cell>
          <table:table-cell office:value-type="string" calcext:value-type="string">
            <text:p>ANO 2011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člen správní rady</text:p>
          </table:table-cell>
          <table:table-cell office:value-type="date" office:date-value="2015-04-11" calcext:value-type="date">
            <text:p>2015-04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liška Kaplicky Fuchs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Kongresové centrum Praha,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5-05-11" calcext:value-type="date">
            <text:p>2015-05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Pro invest a.s. 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1-12-17" calcext:value-type="date">
            <text:p>1991-12-17</text:p>
          </table:table-cell>
          <table:table-cell office:value-type="date" office:date-value="1993-02-24" calcext:value-type="date">
            <text:p>1993-02-24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Agrostroj Pelhřimov</text:p>
          </table:table-cell>
          <table:table-cell office:value-type="string" calcext:value-type="string">
            <text:p>člen dozorčí rady</text:p>
          </table:table-cell>
          <table:table-cell office:value-type="date" office:date-value="1993-06-18" calcext:value-type="date">
            <text:p>1993-06-18</text:p>
          </table:table-cell>
          <table:table-cell office:value-type="date" office:date-value="1993-08-30" calcext:value-type="date">
            <text:p>1993-08-30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Mlýny Čerčany</text:p>
          </table:table-cell>
          <table:table-cell office:value-type="string" calcext:value-type="string">
            <text:p>člen dozorčí rady</text:p>
          </table:table-cell>
          <table:table-cell office:value-type="date" office:date-value="1995-03-15" calcext:value-type="date">
            <text:p>1995-03-15</text:p>
          </table:table-cell>
          <table:table-cell office:value-type="date" office:date-value="1996-10-21" calcext:value-type="date">
            <text:p>1996-10-21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Galvanovna s.r.o.</text:p>
          </table:table-cell>
          <table:table-cell office:value-type="string" calcext:value-type="string">
            <text:p>člen dozorčí rady</text:p>
          </table:table-cell>
          <table:table-cell office:value-type="date" office:date-value="1996-07-01" calcext:value-type="date">
            <text:p>1996-07-01</text:p>
          </table:table-cell>
          <table:table-cell office:value-type="date" office:date-value="1997-09-23" calcext:value-type="date">
            <text:p>1997-09-23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1. Malostranská leasingová</text:p>
          </table:table-cell>
          <table:table-cell office:value-type="string" calcext:value-type="string">
            <text:p>člen dozorčí rady</text:p>
          </table:table-cell>
          <table:table-cell office:value-type="date" office:date-value="1996-05-13" calcext:value-type="date">
            <text:p>1996-05-13</text:p>
          </table:table-cell>
          <table:table-cell office:value-type="date" office:date-value="1998-01-21" calcext:value-type="date">
            <text:p>1998-01-21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TENEZ a.s.</text:p>
          </table:table-cell>
          <table:table-cell office:value-type="string" calcext:value-type="string">
            <text:p>předsedkyně představenstva</text:p>
          </table:table-cell>
          <table:table-cell office:value-type="date" office:date-value="1994-01-07" calcext:value-type="date">
            <text:p>1994-01-07</text:p>
          </table:table-cell>
          <table:table-cell office:value-type="date" office:date-value="1998-02-16" calcext:value-type="date">
            <text:p>1998-02-16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BSH Holice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7-04-21" calcext:value-type="date">
            <text:p>1997-04-21</text:p>
          </table:table-cell>
          <table:table-cell office:value-type="date" office:date-value="1998-05-25" calcext:value-type="date">
            <text:p>1998-05-25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BSH Holice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1998-05-25" calcext:value-type="date">
            <text:p>1998-05-25</text:p>
          </table:table-cell>
          <table:table-cell office:value-type="date" office:date-value="1998-12-09" calcext:value-type="date">
            <text:p>1998-12-09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Obecní dům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2-23" calcext:value-type="date">
            <text:p>2015-02-23</text:p>
          </table:table-cell>
          <table:table-cell office:value-type="date" office:date-value="2015-03-05" calcext:value-type="date">
            <text:p>2015-03-05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va Kislinger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Obecní dům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5-03-05" calcext:value-type="date">
            <text:p>2015-03-0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va Vorlíčková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WME Data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02-03-25" calcext:value-type="date">
            <text:p>2002-03-2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va Vorlíčková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Eva Vorlíčková</text:p>
          </table:table-cell>
          <table:table-cell office:value-type="string" calcext:value-type="string">
            <text:p>Nezávislí </text:p>
          </table:table-cell>
          <table:table-cell office:value-type="string" calcext:value-type="string">
            <text:p>Přátelé podlipnických kostelů o.p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4-12" calcext:value-type="date">
            <text:p>2014-04-1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Boomerang Media s.r.o.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01-08-08" calcext:value-type="date">
            <text:p>2001-08-08</text:p>
          </table:table-cell>
          <table:table-cell table:style-name="ce9" office:value-type="date" office:date-value="2003-01-02" calcext:value-type="date">
            <text:p>2003-01-02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Caramba Czech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05-02-28" calcext:value-type="date">
            <text:p>2005-02-28</text:p>
          </table:table-cell>
          <table:table-cell table:style-name="ce9" office:value-type="date" office:date-value="2008-06-04" calcext:value-type="date">
            <text:p>2008-06-04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I Soft cz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03-05-14" calcext:value-type="date">
            <text:p>2003-05-14</text:p>
          </table:table-cell>
          <table:table-cell table:style-name="ce9" office:value-type="date" office:date-value="2011-02-23" calcext:value-type="date">
            <text:p>2011-02-23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Club Mark International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06-10-25" calcext:value-type="date">
            <text:p>2006-10-25</text:p>
          </table:table-cell>
          <table:table-cell table:style-name="ce9" office:value-type="date" office:date-value="2011-04-26" calcext:value-type="date">
            <text:p>2011-04-26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Club Mark Czech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06-07-04" calcext:value-type="date">
            <text:p>2006-07-04</text:p>
          </table:table-cell>
          <table:table-cell table:style-name="ce9" office:value-type="date" office:date-value="2011-07-21" calcext:value-type="date">
            <text:p>2011-07-21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Brand Knew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11-02-28" calcext:value-type="date">
            <text:p>2011-02-28</text:p>
          </table:table-cell>
          <table:table-cell table:style-name="ce9" office:value-type="date" office:date-value="2012-01-19" calcext:value-type="date">
            <text:p>2012-01-19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Capricorn Consulting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10-08-23" calcext:value-type="date">
            <text:p>2010-08-23</text:p>
          </table:table-cell>
          <table:table-cell table:style-name="ce9" office:value-type="date" office:date-value="2013-02-08" calcext:value-type="date">
            <text:p>2013-02-08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Point to media a.s.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03-09-08" calcext:value-type="date">
            <text:p>2003-09-0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Club Mark Barvy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10-04-22" calcext:value-type="date">
            <text:p>2010-04-2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 </text:p>
          </table:table-cell>
          <table:table-cell table:style-name="ce4" office:value-type="string" calcext:value-type="string">
            <text:p>Konektor a.s.</text:p>
          </table:table-cell>
          <table:table-cell table:style-name="ce4" office:value-type="string" calcext:value-type="string">
            <text:p>člen představenstva</text:p>
          </table:table-cell>
          <table:table-cell table:style-name="ce9" office:value-type="date" office:date-value="2012-01-26" calcext:value-type="date">
            <text:p>2012-01-2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Filip Humplík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František Adám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Discus, s.r.o.</text:p>
          </table:table-cell>
          <table:table-cell office:value-type="string" calcext:value-type="string">
            <text:p>jednatel</text:p>
          </table:table-cell>
          <table:table-cell office:value-type="date" office:date-value="1997-12-16" calcext:value-type="date">
            <text:p>1997-12-16</text:p>
          </table:table-cell>
          <table:table-cell office:value-type="date" office:date-value="1999-02-09" calcext:value-type="date">
            <text:p>1999-02-09</text:p>
          </table:table-cell>
        </table:table-row>
        <table:table-row table:style-name="ro2">
          <table:table-cell office:value-type="string" calcext:value-type="string">
            <text:p>František Adám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3-06-09" calcext:value-type="date">
            <text:p>2003-06-09</text:p>
          </table:table-cell>
          <table:table-cell office:value-type="date" office:date-value="2004-06-08" calcext:value-type="date">
            <text:p>2004-06-08</text:p>
          </table:table-cell>
        </table:table-row>
        <table:table-row table:style-name="ro2">
          <table:table-cell office:value-type="string" calcext:value-type="string">
            <text:p>František Adám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04-06-30" calcext:value-type="date">
            <text:p>2004-06-30</text:p>
          </table:table-cell>
          <table:table-cell office:value-type="date" office:date-value="2007-06-11" calcext:value-type="date">
            <text:p>2007-06-11</text:p>
          </table:table-cell>
        </table:table-row>
        <table:table-row table:style-name="ro2">
          <table:table-cell office:value-type="string" calcext:value-type="string">
            <text:p>František Adám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7-06-11" calcext:value-type="date">
            <text:p>2007-06-11</text:p>
          </table:table-cell>
          <table:table-cell office:value-type="date" office:date-value="2009-06-10" calcext:value-type="date">
            <text:p>2009-06-10</text:p>
          </table:table-cell>
        </table:table-row>
        <table:table-row table:style-name="ro2">
          <table:table-cell office:value-type="string" calcext:value-type="string">
            <text:p>František Adám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6-20" calcext:value-type="date">
            <text:p>2011-06-20</text:p>
          </table:table-cell>
          <table:table-cell office:value-type="date" office:date-value="2012-01-12" calcext:value-type="date">
            <text:p>2012-01-12</text:p>
          </table:table-cell>
        </table:table-row>
        <table:table-row table:style-name="ro2">
          <table:table-cell office:value-type="string" calcext:value-type="string">
            <text:p>František Adám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table:style-name="Default" office:value-type="string" calcext:value-type="string">
            <text:p>???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table:style-name="ce2" office:value-type="string" calcext:value-type="string">
            <text:p>František Švarc</text:p>
          </table:table-cell>
          <table:table-cell table:style-name="ce2" office:value-type="string" calcext:value-type="string">
            <text:p>ODS</text:p>
          </table:table-cell>
          <table:table-cell office:value-type="string" calcext:value-type="string">
            <text:p>Rozvojové projekty Praha, a.s.</text:p>
          </table:table-cell>
          <table:table-cell table:style-name="ce4" office:value-type="string" calcext:value-type="string">
            <text:p>místopředseda představenstva</text:p>
          </table:table-cell>
          <table:table-cell table:style-name="ce9" office:value-type="date" office:date-value="2011-07-07" calcext:value-type="date">
            <text:p>2011-07-07</text:p>
          </table:table-cell>
          <table:table-cell table:style-name="ce9" office:value-type="date" office:date-value="2012-05-29" calcext:value-type="date">
            <text:p>2012-05-29</text:p>
          </table:table-cell>
        </table:table-row>
        <table:table-row table:style-name="ro2">
          <table:table-cell table:style-name="ce2" office:value-type="string" calcext:value-type="string">
            <text:p>František Švarc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MK s.r.o.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1994-07-14" calcext:value-type="date">
            <text:p>1994-07-1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František Švarc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Gabriela Kloud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ční fond Bělobrádek</text:p>
          </table:table-cell>
          <table:table-cell office:value-type="string" calcext:value-type="string">
            <text:p>revizor</text:p>
          </table:table-cell>
          <table:table-cell table:style-name="Default" office:value-type="string" calcext:value-type="string">
            <text:p>???</text:p>
          </table:table-cell>
          <table:table-cell office:value-type="date" office:date-value="2014-09-04" calcext:value-type="date">
            <text:p>2014-09-04</text:p>
          </table:table-cell>
        </table:table-row>
        <table:table-row table:style-name="ro2">
          <table:table-cell office:value-type="string" calcext:value-type="string">
            <text:p>Gabriela Kloud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Gabriela Kloud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Technická správa komunikací hl. m. Prahy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9-30" calcext:value-type="date">
            <text:p>2014-09-30</text:p>
          </table:table-cell>
          <table:table-cell office:value-type="date" office:date-value="2015-02-27" calcext:value-type="date">
            <text:p>2015-02-27</text:p>
          </table:table-cell>
        </table:table-row>
        <table:table-row table:style-name="ro2">
          <table:table-cell office:value-type="string" calcext:value-type="string">
            <text:p>Hana Nováková</text:p>
          </table:table-cell>
          <table:table-cell office:value-type="string" calcext:value-type="string">
            <text:p>ČSSD</text:p>
          </table:table-cell>
          <table:table-cell table:style-name="ce4"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Helena Briardová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02-09" calcext:value-type="date">
            <text:p>2012-02-09</text:p>
          </table:table-cell>
          <table:table-cell office:value-type="date" office:date-value="2015-01-10" calcext:value-type="date">
            <text:p>2015-01-10</text:p>
          </table:table-cell>
        </table:table-row>
        <table:table-row table:style-name="ro2"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Trade center Prah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9-30" calcext:value-type="date">
            <text:p>2013-09-30</text:p>
          </table:table-cell>
          <table:table-cell office:value-type="date" office:date-value="2015-03-03" calcext:value-type="date">
            <text:p>2015-03-03</text:p>
          </table:table-cell>
        </table:table-row>
        <table:table-row table:style-name="ro2"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12-20" calcext:value-type="date">
            <text:p>2013-12-20</text:p>
          </table:table-cell>
          <table:table-cell office:value-type="date" office:date-value="2015-03-10" calcext:value-type="date">
            <text:p>2015-03-10</text:p>
          </table:table-cell>
        </table:table-row>
        <table:table-row table:style-name="ro2"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Úpravna vody Želivka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11-22" calcext:value-type="date">
            <text:p>2013-11-22</text:p>
          </table:table-cell>
          <table:table-cell office:value-type="date" office:date-value="2015-03-20" calcext:value-type="date">
            <text:p>2015-03-20</text:p>
          </table:table-cell>
        </table:table-row>
        <table:table-row table:style-name="ro2"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Želivská provozní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12-05" calcext:value-type="date">
            <text:p>2013-12-05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gora CE, o.p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7-08-01" calcext:value-type="date">
            <text:p>2007-08-0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Irena Ropková</text:p>
          </table:table-cell>
          <table:table-cell office:value-type="string" calcext:value-type="string">
            <text:p>ČSSD</text:p>
          </table:table-cell>
          <table:table-cell table:style-name="ce4"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Irena Ropková</text:p>
          </table:table-cell>
          <table:table-cell office:value-type="string" calcext:value-type="string">
            <text:p>ČSSD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4-11" calcext:value-type="date">
            <text:p>2015-04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Ivan Hrůza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Vítězné náměstí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0-01-09" calcext:value-type="date">
            <text:p>2010-01-09</text:p>
          </table:table-cell>
          <table:table-cell office:value-type="date" office:date-value="2011-02-22" calcext:value-type="date">
            <text:p>2011-02-22</text:p>
          </table:table-cell>
        </table:table-row>
        <table:table-row table:style-name="ro2">
          <table:table-cell office:value-type="string" calcext:value-type="string">
            <text:p>Ivan Hrůza</text:p>
          </table:table-cell>
          <table:table-cell office:value-type="string" calcext:value-type="string">
            <text:p>KSČM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table:number-columns-repeated="2" table:style-name="Default"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Ivan Hrůza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Ivan Kabic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Devátá rozvojová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7-09-03" calcext:value-type="date">
            <text:p>2007-09-03</text:p>
          </table:table-cell>
          <table:table-cell office:value-type="date" office:date-value="2012-01-18" calcext:value-type="date">
            <text:p>2012-01-18</text:p>
          </table:table-cell>
        </table:table-row>
        <table:table-row table:style-name="ro2">
          <table:table-cell office:value-type="string" calcext:value-type="string">
            <text:p>Ivan Kabic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04-25" calcext:value-type="date">
            <text:p>2012-04-25</text:p>
          </table:table-cell>
          <table:table-cell office:value-type="date" office:date-value="2012-03-12" calcext:value-type="date">
            <text:p>2012-03-12</text:p>
          </table:table-cell>
        </table:table-row>
        <table:table-row table:style-name="ro2"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2-11-21" calcext:value-type="date">
            <text:p>2012-11-21</text:p>
          </table:table-cell>
          <table:table-cell office:value-type="date" office:date-value="2015-03-10" calcext:value-type="date">
            <text:p>2015-03-10</text:p>
          </table:table-cell>
        </table:table-row>
        <table:table-row table:style-name="ro2"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entrum zobrazovacích metod</text:p>
          </table:table-cell>
          <table:table-cell office:value-type="string" calcext:value-type="string">
            <text:p>jednatel</text:p>
          </table:table-cell>
          <table:table-cell office:value-type="date" office:date-value="2014-06-04" calcext:value-type="date">
            <text:p>2014-06-0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3-11" calcext:value-type="date">
            <text:p>2015-03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Jakub Michálek</text:p>
          </table:table-cell>
          <table:table-cell table:style-name="ce2" office:value-type="string" calcext:value-type="string">
            <text:p>Piráti</text:p>
          </table:table-cell>
          <table:table-cell table:style-name="ce2" office:value-type="string" calcext:value-type="string">
            <text:p>Hlavní město Praha</text:p>
          </table:table-cell>
          <table:table-cell table:style-name="ce2" office:value-type="string" calcext:value-type="string">
            <text:p>zastupitel</text:p>
          </table:table-cell>
          <table:table-cell table:style-name="ce11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Jan Čižinský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Jan Čižinský</text:p>
          </table:table-cell>
          <table:table-cell table:style-name="ce2" office:value-type="string" calcext:value-type="string">
            <text:p>3K </text:p>
          </table:table-cell>
          <table:table-cell table:style-name="ce4" office:value-type="string" calcext:value-type="string">
            <text:p>Nadační fond Bezpečná Praha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15-01-11" calcext:value-type="date">
            <text:p>2015-01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an Kalou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Jan Kalou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rtigo Sound s.r.o.</text:p>
          </table:table-cell>
          <table:table-cell office:value-type="string" calcext:value-type="string">
            <text:p>jednatel</text:p>
          </table:table-cell>
          <table:table-cell office:value-type="date" office:date-value="1999-09-27" calcext:value-type="date">
            <text:p>1999-09-2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an Kalou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eventiva o.p.s.</text:p>
          </table:table-cell>
          <table:table-cell office:value-type="string" calcext:value-type="string">
            <text:p>člen správní rady</text:p>
          </table:table-cell>
          <table:table-cell office:value-type="date" office:date-value="2006-05-24" calcext:value-type="date">
            <text:p>2006-05-2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an Kalou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ční fond DARA</text:p>
          </table:table-cell>
          <table:table-cell office:value-type="string" calcext:value-type="string">
            <text:p>člen správní rady</text:p>
          </table:table-cell>
          <table:table-cell office:value-type="date" office:date-value="2007-10-23" calcext:value-type="date">
            <text:p>2007-10-2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3">
          <table:table-cell office:value-type="string" calcext:value-type="string">
            <text:p>Jan Slezák</text:p>
          </table:table-cell>
          <table:table-cell office:value-type="string" calcext:value-type="string">
            <text:p>ČSSD</text:p>
          </table:table-cell>
          <table:table-cell table:style-name="ce5" office:value-type="string" calcext:value-type="string">
            <text:p>Ascanius a.s.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10-08-28" calcext:value-type="date">
            <text:p>2010-08-28</text:p>
          </table:table-cell>
          <table:table-cell office:value-type="date" office:date-value="2013-12-12" calcext:value-type="date">
            <text:p>2013-12-12</text:p>
          </table:table-cell>
        </table:table-row>
        <table:table-row table:style-name="ro2">
          <table:table-cell office:value-type="string" calcext:value-type="string">
            <text:p>Jan Slezák</text:p>
          </table:table-cell>
          <table:table-cell office:value-type="string" calcext:value-type="string">
            <text:p>ČSSD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člen správní rady</text:p>
          </table:table-cell>
          <table:table-cell office:value-type="date" office:date-value="2011-12-21" calcext:value-type="date">
            <text:p>2011-12-21</text:p>
          </table:table-cell>
          <table:table-cell office:value-type="date" office:date-value="2014-12-21" calcext:value-type="date">
            <text:p>2014-12-21</text:p>
          </table:table-cell>
        </table:table-row>
        <table:table-row table:style-name="ro2">
          <table:table-cell office:value-type="string" calcext:value-type="string">
            <text:p>Jan Slezák</text:p>
          </table:table-cell>
          <table:table-cell office:value-type="string" calcext:value-type="string">
            <text:p>ČSSD</text:p>
          </table:table-cell>
          <table:table-cell table:style-name="ce4"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table:style-name="Default" office:value-type="string" calcext:value-type="string">
            <text:p>???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3">
          <table:table-cell office:value-type="string" calcext:value-type="string">
            <text:p>Jan Slezák</text:p>
          </table:table-cell>
          <table:table-cell office:value-type="string" calcext:value-type="string">
            <text:p>ČSSD</text:p>
          </table:table-cell>
          <table:table-cell table:style-name="ce5" office:value-type="string" calcext:value-type="string">
            <text:p>Ageratum s.r.o.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15-05-13" calcext:value-type="date">
            <text:p>2015-05-1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Bontax, s.r.o.</text:p>
          </table:table-cell>
          <table:table-cell office:value-type="string" calcext:value-type="string">
            <text:p>jednatel</text:p>
          </table:table-cell>
          <table:table-cell office:value-type="date" office:date-value="1997-02-20" calcext:value-type="date">
            <text:p>1997-02-20</text:p>
          </table:table-cell>
          <table:table-cell office:value-type="date" office:date-value="2003-12-31" calcext:value-type="date">
            <text:p>2003-12-31</text:p>
          </table:table-cell>
        </table:table-row>
        <table:table-row table:style-name="ro2"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Value added.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7-08-09" calcext:value-type="date">
            <text:p>2007-08-09</text:p>
          </table:table-cell>
          <table:table-cell office:value-type="date" office:date-value="2008-05-19" calcext:value-type="date">
            <text:p>2008-05-19</text:p>
          </table:table-cell>
        </table:table-row>
        <table:table-row table:style-name="ro2"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6-26" calcext:value-type="date">
            <text:p>2012-06-26</text:p>
          </table:table-cell>
          <table:table-cell office:value-type="date" office:date-value="2014-12-09" calcext:value-type="date">
            <text:p>2014-12-09</text:p>
          </table:table-cell>
        </table:table-row>
        <table:table-row table:style-name="ro2"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Operátor Opencard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3-19" calcext:value-type="date">
            <text:p>2014-03-19</text:p>
          </table:table-cell>
          <table:table-cell office:value-type="date" office:date-value="2015-02-17" calcext:value-type="date">
            <text:p>2015-02-17</text:p>
          </table:table-cell>
        </table:table-row>
        <table:table-row table:style-name="ro2"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XO advisory, s.r.o.</text:p>
          </table:table-cell>
          <table:table-cell office:value-type="string" calcext:value-type="string">
            <text:p>jednatel</text:p>
          </table:table-cell>
          <table:table-cell office:value-type="date" office:date-value="1993-10-18" calcext:value-type="date">
            <text:p>1993-10-1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Jan Wolf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NPW s.r.o.</text:p>
          </table:table-cell>
          <table:table-cell table:style-name="ce4" office:value-type="string" calcext:value-type="string">
            <text:p>jednatel</text:p>
          </table:table-cell>
          <table:table-cell table:style-name="ce11" office:value-type="date" office:date-value="2008-11-29" calcext:value-type="date">
            <text:p>2008-11-2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Jan Wolf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11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Jana Plamínková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Svaz městských částí hlavního města Prahy</text:p>
          </table:table-cell>
          <table:table-cell table:style-name="ce4" office:value-type="string" calcext:value-type="string">
            <text:p>člen statutárního orgánu</text:p>
          </table:table-cell>
          <table:table-cell table:style-name="ce9" office:value-type="date" office:date-value="2014-01-01" calcext:value-type="date">
            <text:p>2014-01-0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Jana Plamínková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armila Bend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armila Bend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Technická správa komunikací hl. m. Prahy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4-15" calcext:value-type="date">
            <text:p>2015-04-1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aroslav Štěpánek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Jaroslava Janderová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REVI-EX Balnys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1994-12-06" calcext:value-type="date">
            <text:p>1994-12-06</text:p>
          </table:table-cell>
          <table:table-cell table:style-name="ce9" office:value-type="date" office:date-value="2015-04-02" calcext:value-type="date">
            <text:p>2015-04-02</text:p>
          </table:table-cell>
        </table:table-row>
        <table:table-row table:style-name="ro2">
          <table:table-cell table:style-name="ce2" office:value-type="string" calcext:value-type="string">
            <text:p>Jaroslava Janderová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Jazz Ungelt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00-03-31" calcext:value-type="date">
            <text:p>2000-03-31</text:p>
          </table:table-cell>
          <table:table-cell table:style-name="ce9" office:value-type="date" office:date-value="2015-09-04" calcext:value-type="date">
            <text:p>2015-09-04</text:p>
          </table:table-cell>
        </table:table-row>
        <table:table-row table:style-name="ro2">
          <table:table-cell table:style-name="ce2" office:value-type="string" calcext:value-type="string">
            <text:p>Jaroslava Janderová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Tradix spol. s.r.o.</text:p>
          </table:table-cell>
          <table:table-cell office:value-type="string" calcext:value-type="string">
            <text:p>prokurista</text:p>
          </table:table-cell>
          <table:table-cell office:value-type="date" office:date-value="1991-07-31" calcext:value-type="date">
            <text:p>1991-07-31</text:p>
          </table:table-cell>
          <table:table-cell office:value-type="date" office:date-value="1994-02-23" calcext:value-type="date">
            <text:p>1994-02-23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Alfa-invest</text:p>
          </table:table-cell>
          <table:table-cell office:value-type="string" calcext:value-type="string">
            <text:p>člen dozorčí rady</text:p>
          </table:table-cell>
          <table:table-cell office:value-type="date" office:date-value="1992-03-05" calcext:value-type="date">
            <text:p>1992-03-05</text:p>
          </table:table-cell>
          <table:table-cell office:value-type="date" office:date-value="1994-11-17" calcext:value-type="date">
            <text:p>1994-11-17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Tuzex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6-06-14" calcext:value-type="date">
            <text:p>1996-06-14</text:p>
          </table:table-cell>
          <table:table-cell office:value-type="date" office:date-value="1998-03-26" calcext:value-type="date">
            <text:p>1998-03-26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Kologan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1993-03-15" calcext:value-type="date">
            <text:p>1993-03-15</text:p>
          </table:table-cell>
          <table:table-cell office:value-type="date" office:date-value="2002-04-24" calcext:value-type="date">
            <text:p>2002-04-24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Ralto-cz</text:p>
          </table:table-cell>
          <table:table-cell office:value-type="string" calcext:value-type="string">
            <text:p>konkurzní správce</text:p>
          </table:table-cell>
          <table:table-cell office:value-type="date" office:date-value="2001-10-05" calcext:value-type="date">
            <text:p>2001-10-05</text:p>
          </table:table-cell>
          <table:table-cell office:value-type="date" office:date-value="2002-08-01" calcext:value-type="date">
            <text:p>2002-08-01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Mátra holding internatonal</text:p>
          </table:table-cell>
          <table:table-cell office:value-type="string" calcext:value-type="string">
            <text:p>konkurzní správce</text:p>
          </table:table-cell>
          <table:table-cell office:value-type="date" office:date-value="2003-08-26" calcext:value-type="date">
            <text:p>2003-08-26</text:p>
          </table:table-cell>
          <table:table-cell office:value-type="date" office:date-value="2006-03-31" calcext:value-type="date">
            <text:p>2006-03-31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Dosmat, s.r.o.</text:p>
          </table:table-cell>
          <table:table-cell office:value-type="string" calcext:value-type="string">
            <text:p>likvidátor</text:p>
          </table:table-cell>
          <table:table-cell office:value-type="date" office:date-value="2004-07-23" calcext:value-type="date">
            <text:p>2004-07-23</text:p>
          </table:table-cell>
          <table:table-cell office:value-type="date" office:date-value="2006-10-30" calcext:value-type="date">
            <text:p>2006-10-30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Ornament s.r.o.</text:p>
          </table:table-cell>
          <table:table-cell office:value-type="string" calcext:value-type="string">
            <text:p>konkurzní správce</text:p>
          </table:table-cell>
          <table:table-cell office:value-type="date" office:date-value="2002-07-01" calcext:value-type="date">
            <text:p>2002-07-01</text:p>
          </table:table-cell>
          <table:table-cell office:value-type="date" office:date-value="2008-01-18" calcext:value-type="date">
            <text:p>2008-01-18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Darpool s.r.o.</text:p>
          </table:table-cell>
          <table:table-cell office:value-type="string" calcext:value-type="string">
            <text:p>likvidátor</text:p>
          </table:table-cell>
          <table:table-cell office:value-type="date" office:date-value="2005-10-11" calcext:value-type="date">
            <text:p>2005-10-11</text:p>
          </table:table-cell>
          <table:table-cell office:value-type="date" office:date-value="2008-12-22" calcext:value-type="date">
            <text:p>2008-12-22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Ahra s.r.o.</text:p>
          </table:table-cell>
          <table:table-cell office:value-type="string" calcext:value-type="string">
            <text:p>prokurista</text:p>
          </table:table-cell>
          <table:table-cell office:value-type="date" office:date-value="2010-06-24" calcext:value-type="date">
            <text:p>2010-06-2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Haramu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Sdružení pro výstavbu silničního okruhu kolem Prahy</text:p>
          </table:table-cell>
          <table:table-cell office:value-type="string" calcext:value-type="string">
            <text:p>člen Výkonné rady</text:p>
          </table:table-cell>
          <table:table-cell office:value-type="date" office:date-value="2015-07-13" calcext:value-type="date">
            <text:p>2015-07-1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3" office:value-type="string" calcext:value-type="string">
            <text:p>Jiří Hrabá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Medicínské centrum Skalka s.r.o.</text:p>
          </table:table-cell>
          <table:table-cell office:value-type="string" calcext:value-type="string">
            <text:p>jednatel</text:p>
          </table:table-cell>
          <table:table-cell office:value-type="date" office:date-value="2014-07-28" calcext:value-type="date">
            <text:p>2014-07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3" office:value-type="string" calcext:value-type="string">
            <text:p>Jiří Hrabá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2-22" calcext:value-type="date">
            <text:p>2012-02-22</text:p>
          </table:table-cell>
          <table:table-cell office:value-type="date" office:date-value="2013-11-23" calcext:value-type="date">
            <text:p>2013-11-23</text:p>
          </table:table-cell>
        </table:table-row>
        <table:table-row table:style-name="ro2"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Vodárna Káraný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1-03" calcext:value-type="date">
            <text:p>2013-01-03</text:p>
          </table:table-cell>
          <table:table-cell office:value-type="date" office:date-value="2014-02-26" calcext:value-type="date">
            <text:p>2014-02-26</text:p>
          </table:table-cell>
        </table:table-row>
        <table:table-row table:style-name="ro2"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3-11-23" calcext:value-type="date">
            <text:p>2013-11-23</text:p>
          </table:table-cell>
          <table:table-cell office:value-type="date" office:date-value="2015-02-23" calcext:value-type="date">
            <text:p>2015-02-23</text:p>
          </table:table-cell>
        </table:table-row>
        <table:table-row table:style-name="ro2"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Zdroj pitné vody Káraný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6-11" calcext:value-type="date">
            <text:p>2012-06-11</text:p>
          </table:table-cell>
          <table:table-cell office:value-type="date" office:date-value="2015-04-10" calcext:value-type="date">
            <text:p>2015-04-10</text:p>
          </table:table-cell>
        </table:table-row>
        <table:table-row table:style-name="ro2"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Vodárna Káraný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4-02-26" calcext:value-type="date">
            <text:p>2014-02-2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tar advertising</text:p>
          </table:table-cell>
          <table:table-cell office:value-type="string" calcext:value-type="string">
            <text:p>jednatel</text:p>
          </table:table-cell>
          <table:table-cell office:value-type="date" office:date-value="1994-05-30" calcext:value-type="date">
            <text:p>1994-05-30</text:p>
          </table:table-cell>
          <table:table-cell office:value-type="date" office:date-value="1996-02-01" calcext:value-type="date">
            <text:p>1996-02-01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Uni SHOP s.r.o.</text:p>
          </table:table-cell>
          <table:table-cell office:value-type="string" calcext:value-type="string">
            <text:p>jednatel</text:p>
          </table:table-cell>
          <table:table-cell office:value-type="date" office:date-value="1995-08-11" calcext:value-type="date">
            <text:p>1995-08-11</text:p>
          </table:table-cell>
          <table:table-cell office:value-type="date" office:date-value="1997-11-10" calcext:value-type="date">
            <text:p>1997-11-10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ESS s.r.o. </text:p>
          </table:table-cell>
          <table:table-cell office:value-type="string" calcext:value-type="string">
            <text:p>jednatel</text:p>
          </table:table-cell>
          <table:table-cell office:value-type="date" office:date-value="1994-08-13" calcext:value-type="date">
            <text:p>1994-08-13</text:p>
          </table:table-cell>
          <table:table-cell office:value-type="date" office:date-value="1998-02-23" calcext:value-type="date">
            <text:p>1998-02-23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.I.S.A Group s.r.o. v likvidaci</text:p>
          </table:table-cell>
          <table:table-cell office:value-type="string" calcext:value-type="string">
            <text:p>jednatel</text:p>
          </table:table-cell>
          <table:table-cell office:value-type="date" office:date-value="1994-08-13" calcext:value-type="date">
            <text:p>1994-08-13</text:p>
          </table:table-cell>
          <table:table-cell office:value-type="date" office:date-value="1998-08-14" calcext:value-type="date">
            <text:p>1998-08-14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GOSS s.r.o.</text:p>
          </table:table-cell>
          <table:table-cell office:value-type="string" calcext:value-type="string">
            <text:p>jednatel</text:p>
          </table:table-cell>
          <table:table-cell office:value-type="date" office:date-value="1994-11-21" calcext:value-type="date">
            <text:p>1994-11-21</text:p>
          </table:table-cell>
          <table:table-cell office:value-type="date" office:date-value="1999-01-07" calcext:value-type="date">
            <text:p>1999-01-07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Univar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1998-04-09" calcext:value-type="date">
            <text:p>1998-04-09</text:p>
          </table:table-cell>
          <table:table-cell office:value-type="date" office:date-value="1999-06-03" calcext:value-type="date">
            <text:p>1999-06-03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lava a.s. v likvidaci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1999-06-10" calcext:value-type="date">
            <text:p>1999-06-10</text:p>
          </table:table-cell>
          <table:table-cell office:value-type="date" office:date-value="1999-09-06" calcext:value-type="date">
            <text:p>1999-09-06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Desme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1998-05-06" calcext:value-type="date">
            <text:p>1998-05-06</text:p>
          </table:table-cell>
          <table:table-cell office:value-type="date" office:date-value="1999-09-07" calcext:value-type="date">
            <text:p>1999-09-07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ogar spol. s.r.o.</text:p>
          </table:table-cell>
          <table:table-cell office:value-type="string" calcext:value-type="string">
            <text:p>jednatel</text:p>
          </table:table-cell>
          <table:table-cell office:value-type="date" office:date-value="1994-05-30" calcext:value-type="date">
            <text:p>1994-05-30</text:p>
          </table:table-cell>
          <table:table-cell office:value-type="date" office:date-value="2005-02-01" calcext:value-type="date">
            <text:p>2005-02-01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2-21" calcext:value-type="date">
            <text:p>2012-02-21</text:p>
          </table:table-cell>
          <table:table-cell office:value-type="date" office:date-value="2012-05-21" calcext:value-type="date">
            <text:p>2012-05-21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ZEVYP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9-02-20" calcext:value-type="date">
            <text:p>2009-02-20</text:p>
          </table:table-cell>
          <table:table-cell office:value-type="date" office:date-value="2013-07-24" calcext:value-type="date">
            <text:p>2013-07-24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05-21" calcext:value-type="date">
            <text:p>2012-05-21</text:p>
          </table:table-cell>
          <table:table-cell office:value-type="date" office:date-value="2013-08-22" calcext:value-type="date">
            <text:p>2013-08-22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Technická správa komunikací hl. m. Prahy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9-30" calcext:value-type="date">
            <text:p>2014-09-30</text:p>
          </table:table-cell>
          <table:table-cell office:value-type="date" office:date-value="2015-04-15" calcext:value-type="date">
            <text:p>2015-04-15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polek pro výstavbu silničního okruhu kolem Prahy</text:p>
          </table:table-cell>
          <table:table-cell office:value-type="string" calcext:value-type="string">
            <text:p>člen Výkonné rady</text:p>
          </table:table-cell>
          <table:table-cell office:value-type="date" office:date-value="2015-07-13" calcext:value-type="date">
            <text:p>2015-07-1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4-27" calcext:value-type="date">
            <text:p>2011-04-27</text:p>
          </table:table-cell>
          <table:table-cell office:value-type="date" office:date-value="2012-10-04" calcext:value-type="date">
            <text:p>2012-10-04</text:p>
          </table:table-cell>
        </table:table-row>
        <table:table-row table:style-name="ro2"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10-04" calcext:value-type="date">
            <text:p>2012-10-04</text:p>
          </table:table-cell>
          <table:table-cell office:value-type="date" office:date-value="2014-12-09" calcext:value-type="date">
            <text:p>2014-12-09</text:p>
          </table:table-cell>
        </table:table-row>
        <table:table-row table:style-name="ro2"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Operátor Opencard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4-03-19" calcext:value-type="date">
            <text:p>2014-03-19</text:p>
          </table:table-cell>
          <table:table-cell office:value-type="date" office:date-value="2015-02-17" calcext:value-type="date">
            <text:p>2015-02-17</text:p>
          </table:table-cell>
        </table:table-row>
        <table:table-row table:style-name="ro2"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Rencar Prah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8-16" calcext:value-type="date">
            <text:p>2012-08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Websitemaster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6-10-16" calcext:value-type="date">
            <text:p>2006-10-16</text:p>
          </table:table-cell>
          <table:table-cell office:value-type="date" office:date-value="2008-12-11" calcext:value-type="date">
            <text:p>2008-12-11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strosat media CZ</text:p>
          </table:table-cell>
          <table:table-cell office:value-type="string" calcext:value-type="string">
            <text:p>člen dozorčí rady</text:p>
          </table:table-cell>
          <table:table-cell office:value-type="date" office:date-value="2005-12-20" calcext:value-type="date">
            <text:p>2005-12-20</text:p>
          </table:table-cell>
          <table:table-cell office:value-type="date" office:date-value="2008-12-21" calcext:value-type="date">
            <text:p>2008-12-21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vní produkční s.r.o.</text:p>
          </table:table-cell>
          <table:table-cell office:value-type="string" calcext:value-type="string">
            <text:p>jednatel</text:p>
          </table:table-cell>
          <table:table-cell office:value-type="date" office:date-value="2008-12-04" calcext:value-type="date">
            <text:p>2008-12-04</text:p>
          </table:table-cell>
          <table:table-cell office:value-type="date" office:date-value="2010-09-30" calcext:value-type="date">
            <text:p>2010-09-30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Boremi invest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9-01-22" calcext:value-type="date">
            <text:p>2009-01-22</text:p>
          </table:table-cell>
          <table:table-cell office:value-type="date" office:date-value="2011-03-29" calcext:value-type="date">
            <text:p>2011-03-29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Jet vision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10-12-08" calcext:value-type="date">
            <text:p>2010-12-08</text:p>
          </table:table-cell>
          <table:table-cell office:value-type="date" office:date-value="2013-08-31" calcext:value-type="date">
            <text:p>2013-08-31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4-02" calcext:value-type="date">
            <text:p>2014-04-02</text:p>
          </table:table-cell>
          <table:table-cell office:value-type="date" office:date-value="2014-05-28" calcext:value-type="date">
            <text:p>2014-05-28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1-12" calcext:value-type="date">
            <text:p>2012-01-12</text:p>
          </table:table-cell>
          <table:table-cell office:value-type="date" office:date-value="2015-01-28" calcext:value-type="date">
            <text:p>2015-01-28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4-05-28" calcext:value-type="date">
            <text:p>2014-05-28</text:p>
          </table:table-cell>
          <table:table-cell office:value-type="date" office:date-value="2015-03-10" calcext:value-type="date">
            <text:p>2015-03-10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Volter s.r.o.</text:p>
          </table:table-cell>
          <table:table-cell office:value-type="string" calcext:value-type="string">
            <text:p>jednatel</text:p>
          </table:table-cell>
          <table:table-cell office:value-type="date" office:date-value="2010-12-15" calcext:value-type="date">
            <text:p>2010-12-1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4-07" calcext:value-type="date">
            <text:p>2014-04-0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osef No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Zdroj pitné vody Káraný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2-01-01" calcext:value-type="date">
            <text:p>2002-01-01</text:p>
          </table:table-cell>
          <table:table-cell office:value-type="date" office:date-value="2003-11-10" calcext:value-type="date">
            <text:p>2003-11-10</text:p>
          </table:table-cell>
        </table:table-row>
        <table:table-row table:style-name="ro2">
          <table:table-cell office:value-type="string" calcext:value-type="string">
            <text:p>Josef Nosek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0-03-24" calcext:value-type="date">
            <text:p>2010-03-24</text:p>
          </table:table-cell>
          <table:table-cell office:value-type="date" office:date-value="2011-04-26" calcext:value-type="date">
            <text:p>2011-04-26</text:p>
          </table:table-cell>
        </table:table-row>
        <table:table-row table:style-name="ro2">
          <table:table-cell office:value-type="string" calcext:value-type="string">
            <text:p>Josef No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JCH Art Agency Prague</text:p>
          </table:table-cell>
          <table:table-cell office:value-type="string" calcext:value-type="string">
            <text:p>jednatel</text:p>
          </table:table-cell>
          <table:table-cell office:value-type="date" office:date-value="1999-08-02" calcext:value-type="date">
            <text:p>1999-08-02</text:p>
          </table:table-cell>
          <table:table-cell office:value-type="date" office:date-value="2011-04-27" calcext:value-type="date">
            <text:p>2011-04-27</text:p>
          </table:table-cell>
        </table:table-row>
        <table:table-row table:style-name="ro2">
          <table:table-cell office:value-type="string" calcext:value-type="string">
            <text:p>Josef No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07-06-28" calcext:value-type="date">
            <text:p>2007-06-28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Josef No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dross s.r.o.</text:p>
          </table:table-cell>
          <table:table-cell office:value-type="string" calcext:value-type="string">
            <text:p>člen správní rady</text:p>
          </table:table-cell>
          <table:table-cell office:value-type="date" office:date-value="2015-01-15" calcext:value-type="date">
            <text:p>2015-01-1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osef No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dross s.r.o.</text:p>
          </table:table-cell>
          <table:table-cell office:value-type="string" calcext:value-type="string">
            <text:p>Statutární ředitel</text:p>
          </table:table-cell>
          <table:table-cell office:value-type="date" office:date-value="2015-01-15" calcext:value-type="date">
            <text:p>2015-01-1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Josef Nos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P-Fin s.r.o.</text:p>
          </table:table-cell>
          <table:table-cell office:value-type="string" calcext:value-type="string">
            <text:p>jednatel</text:p>
          </table:table-cell>
          <table:table-cell office:value-type="date" office:date-value="2015-01-21" calcext:value-type="date">
            <text:p>2015-01-2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3">
          <table:table-cell office:value-type="string" calcext:value-type="string">
            <text:p>Karel Březina</text:p>
          </table:table-cell>
          <table:table-cell table:style-name="ce2" office:value-type="string" calcext:value-type="string">
            <text:p>ČSSD</text:p>
          </table:table-cell>
          <table:table-cell table:style-name="ce5" office:value-type="string" calcext:value-type="string">
            <text:p>Truhlářství Březina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03-11-19" calcext:value-type="date">
            <text:p>2003-11-1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Karel Březina</text:p>
          </table:table-cell>
          <table:table-cell table:style-name="ce2" office:value-type="string" calcext:value-type="string">
            <text:p>ČSSD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office:value-type="date" office:date-value="2006-10-16" calcext:value-type="date">
            <text:p>2006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Karel Grabein Procházka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Tiskárna K s.r.o.</text:p>
          </table:table-cell>
          <table:table-cell office:value-type="string" calcext:value-type="string">
            <text:p>jednatel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Karel Grabein Procházka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Albafin a.s.</text:p>
          </table:table-cell>
          <table:table-cell office:value-type="string" calcext:value-type="string">
            <text:p>akcionář</text:p>
          </table:table-cell>
          <table:table-cell office:value-type="date" office:date-value="2005-06-02" calcext:value-type="date">
            <text:p>2005-06-0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Karel Grabein Procházka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Agency for international investment</text:p>
          </table:table-cell>
          <table:table-cell office:value-type="string" calcext:value-type="string">
            <text:p>jednatel</text:p>
          </table:table-cell>
          <table:table-cell office:value-type="date" office:date-value="2008-11-13" calcext:value-type="date">
            <text:p>2008-11-1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Karel Grabein Procházka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Integrity Prague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1-08-11" calcext:value-type="date">
            <text:p>2011-08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Karel Grabein Procházka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Lenka Teska Arnošt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Informační centrum Prahy 5 o.p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9-04-03" calcext:value-type="date">
            <text:p>2009-04-03</text:p>
          </table:table-cell>
          <table:table-cell office:value-type="date" office:date-value="2012-01-24" calcext:value-type="date">
            <text:p>2012-01-24</text:p>
          </table:table-cell>
        </table:table-row>
        <table:table-row table:style-name="ro2">
          <table:table-cell office:value-type="string" calcext:value-type="string">
            <text:p>Lenka Teska Arnošt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6-25" calcext:value-type="date">
            <text:p>2011-06-25</text:p>
          </table:table-cell>
          <table:table-cell office:value-type="date" office:date-value="2012-03-12" calcext:value-type="date">
            <text:p>2012-03-12</text:p>
          </table:table-cell>
        </table:table-row>
        <table:table-row table:style-name="ro2">
          <table:table-cell office:value-type="string" calcext:value-type="string">
            <text:p>Lenka Teska Arnošt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Úpravna vody Želivka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10-15" calcext:value-type="date">
            <text:p>2011-10-15</text:p>
          </table:table-cell>
          <table:table-cell office:value-type="date" office:date-value="2012-06-22" calcext:value-type="date">
            <text:p>2012-06-22</text:p>
          </table:table-cell>
        </table:table-row>
        <table:table-row table:style-name="ro2">
          <table:table-cell office:value-type="string" calcext:value-type="string">
            <text:p>Lenka Teska Arnošt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CZECHTA institute o.p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1-29" calcext:value-type="date">
            <text:p>2013-01-29</text:p>
          </table:table-cell>
          <table:table-cell office:value-type="date" office:date-value="2014-02-07" calcext:value-type="date">
            <text:p>2014-02-07</text:p>
          </table:table-cell>
        </table:table-row>
        <table:table-row table:style-name="ro2">
          <table:table-cell office:value-type="string" calcext:value-type="string">
            <text:p>Lenka Teska Arnošt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Integrační centrum Praha o.p.s.</text:p>
          </table:table-cell>
          <table:table-cell office:value-type="string" calcext:value-type="string">
            <text:p>člen správní rady</text:p>
          </table:table-cell>
          <table:table-cell office:value-type="date" office:date-value="2012-03-14" calcext:value-type="date">
            <text:p>2012-03-14</text:p>
          </table:table-cell>
          <table:table-cell office:value-type="date" office:date-value="2014-04-04" calcext:value-type="date">
            <text:p>2014-04-04</text:p>
          </table:table-cell>
        </table:table-row>
        <table:table-row table:style-name="ro2">
          <table:table-cell office:value-type="string" calcext:value-type="string">
            <text:p>Lenka Teska Arnošt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table:style-name="Default" office:value-type="string" calcext:value-type="string">
            <text:p>???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Libor Hadrava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Libor Hadrava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5-05-20" calcext:value-type="date">
            <text:p>2015-05-2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Libor Hadrava</text:p>
          </table:table-cell>
          <table:table-cell office:value-type="string" calcext:value-type="string">
            <text:p>ANO 2011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předseda správní rady</text:p>
          </table:table-cell>
          <table:table-cell office:value-type="date" office:date-value="2015-09-03" calcext:value-type="date">
            <text:p>2015-09-0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Lubomír Ledl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Lucie Vál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table:style-name="Default" office:value-type="string" calcext:value-type="string">
            <text:p>???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Lucie Vál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Mladí sociální demokraté, z.s.</text:p>
          </table:table-cell>
          <table:table-cell office:value-type="string" calcext:value-type="string">
            <text:p>předseda</text:p>
          </table:table-cell>
          <table:table-cell office:value-type="date" office:date-value="2015-01-20" calcext:value-type="date">
            <text:p>2015-01-2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Ludmila Štván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Úpravna vody Želivka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6-22" calcext:value-type="date">
            <text:p>2012-06-22</text:p>
          </table:table-cell>
          <table:table-cell office:value-type="date" office:date-value="2013-11-12" calcext:value-type="date">
            <text:p>2013-11-12</text:p>
          </table:table-cell>
        </table:table-row>
        <table:table-row table:style-name="ro2">
          <table:table-cell office:value-type="string" calcext:value-type="string">
            <text:p>Ludmila Štván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Želivská provozní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11-13" calcext:value-type="date">
            <text:p>2012-11-13</text:p>
          </table:table-cell>
          <table:table-cell office:value-type="date" office:date-value="2013-11-12" calcext:value-type="date">
            <text:p>2013-11-12</text:p>
          </table:table-cell>
        </table:table-row>
        <table:table-row table:style-name="ro2">
          <table:table-cell office:value-type="string" calcext:value-type="string">
            <text:p>Ludmila Štván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3-12" calcext:value-type="date">
            <text:p>2012-03-12</text:p>
          </table:table-cell>
          <table:table-cell office:value-type="date" office:date-value="2013-12-19" calcext:value-type="date">
            <text:p>2013-12-19</text:p>
          </table:table-cell>
        </table:table-row>
        <table:table-row table:style-name="ro2">
          <table:table-cell office:value-type="string" calcext:value-type="string">
            <text:p>Ludmila Štván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Ludmila Štván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Obecní dům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12-07" calcext:value-type="date">
            <text:p>2011-12-07</text:p>
          </table:table-cell>
          <table:table-cell office:value-type="date" office:date-value="2014-11-06" calcext:value-type="date">
            <text:p>2014-11-06</text:p>
          </table:table-cell>
        </table:table-row>
        <table:table-row table:style-name="ro2">
          <table:table-cell office:value-type="string" calcext:value-type="string">
            <text:p>Ludmila Štván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Obecní dům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4-11-06" calcext:value-type="date">
            <text:p>2014-11-06</text:p>
          </table:table-cell>
          <table:table-cell office:value-type="date" office:date-value="2015-02-03" calcext:value-type="date">
            <text:p>2015-02-03</text:p>
          </table:table-cell>
        </table:table-row>
        <table:table-row table:style-name="ro2">
          <table:table-cell office:value-type="string" calcext:value-type="string">
            <text:p>Lukáš Kaucký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Integrační centrum Praha o.p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03-14" calcext:value-type="date">
            <text:p>2012-03-14</text:p>
          </table:table-cell>
          <table:table-cell office:value-type="date" office:date-value="2015-08-21" calcext:value-type="date">
            <text:p>2015-08-21</text:p>
          </table:table-cell>
        </table:table-row>
        <table:table-row table:style-name="ro2">
          <table:table-cell office:value-type="string" calcext:value-type="string">
            <text:p>Lukáš Kaucký</text:p>
          </table:table-cell>
          <table:table-cell office:value-type="string" calcext:value-type="string">
            <text:p>ČSSD</text:p>
          </table:table-cell>
          <table:table-cell table:style-name="ce4"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Lukáš Manhart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Lukáš Manhart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Dulce s.r.o.</text:p>
          </table:table-cell>
          <table:table-cell office:value-type="string" calcext:value-type="string">
            <text:p>jednatel</text:p>
          </table:table-cell>
          <table:table-cell office:value-type="date" office:date-value="2015-04-02" calcext:value-type="date">
            <text:p>2015-04-0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Lukáš Plachý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ELTODO Investment s.r.o.</text:p>
          </table:table-cell>
          <table:table-cell office:value-type="string" calcext:value-type="string">
            <text:p>jednatel</text:p>
          </table:table-cell>
          <table:table-cell office:value-type="date" office:date-value="2007-11-05" calcext:value-type="date">
            <text:p>2007-11-05</text:p>
          </table:table-cell>
          <table:table-cell office:value-type="date" office:date-value="2008-12-31" calcext:value-type="date">
            <text:p>2008-12-31</text:p>
          </table:table-cell>
        </table:table-row>
        <table:table-row table:style-name="ro2">
          <table:table-cell office:value-type="string" calcext:value-type="string">
            <text:p>Lukáš Plachý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Vegacom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9-06-09" calcext:value-type="date">
            <text:p>2009-06-09</text:p>
          </table:table-cell>
          <table:table-cell office:value-type="date" office:date-value="2010-10-12" calcext:value-type="date">
            <text:p>2010-10-12</text:p>
          </table:table-cell>
        </table:table-row>
        <table:table-row table:style-name="ro2">
          <table:table-cell office:value-type="string" calcext:value-type="string">
            <text:p>Lukáš Plachý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6-16" calcext:value-type="date">
            <text:p>2011-06-16</text:p>
          </table:table-cell>
          <table:table-cell office:value-type="date" office:date-value="2012-01-10" calcext:value-type="date">
            <text:p>2012-01-10</text:p>
          </table:table-cell>
        </table:table-row>
        <table:table-row table:style-name="ro2">
          <table:table-cell office:value-type="string" calcext:value-type="string">
            <text:p>Lukáš Plachý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table:style-name="Default" office:value-type="string" calcext:value-type="string">
            <text:p>???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Marcela Plesník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2Pro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0-07-11" calcext:value-type="date">
            <text:p>2000-07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arcela Plesník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arcela Plesník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5-03-13" calcext:value-type="date">
            <text:p>2015-03-1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arcela Plesníková</text:p>
          </table:table-cell>
          <table:table-cell office:value-type="string" calcext:value-type="string">
            <text:p>ANO 2011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místopředseda správní rady</text:p>
          </table:table-cell>
          <table:table-cell office:value-type="date" office:date-value="2015-04-11" calcext:value-type="date">
            <text:p>2015-04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arcela Plesníkov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7-20" calcext:value-type="date">
            <text:p>2015-07-2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3-30" calcext:value-type="date">
            <text:p>2012-03-30</text:p>
          </table:table-cell>
          <table:table-cell office:value-type="date" office:date-value="2013-11-27" calcext:value-type="date">
            <text:p>2013-11-27</text:p>
          </table:table-cell>
        </table:table-row>
        <table:table-row table:style-name="ro2"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3-11-27" calcext:value-type="date">
            <text:p>2013-11-27</text:p>
          </table:table-cell>
          <table:table-cell office:value-type="date" office:date-value="2015-02-03" calcext:value-type="date">
            <text:p>2015-02-03</text:p>
          </table:table-cell>
        </table:table-row>
        <table:table-row table:style-name="ro2"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Dejvické divadlo o.p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9-05-07" calcext:value-type="date">
            <text:p>1999-05-07</text:p>
          </table:table-cell>
          <table:table-cell office:value-type="date" office:date-value="2003-02-05" calcext:value-type="date">
            <text:p>2003-02-05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otel Praha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9-05-07" calcext:value-type="date">
            <text:p>1999-05-07</text:p>
          </table:table-cell>
          <table:table-cell office:value-type="date" office:date-value="2003-02-05" calcext:value-type="date">
            <text:p>2003-02-05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NEO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4-01-01" calcext:value-type="date">
            <text:p>2004-01-01</text:p>
          </table:table-cell>
          <table:table-cell office:value-type="date" office:date-value="2007-02-07" calcext:value-type="date">
            <text:p>2007-02-07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3-04-14" calcext:value-type="date">
            <text:p>2003-04-14</text:p>
          </table:table-cell>
          <table:table-cell office:value-type="date" office:date-value="2007-04-14" calcext:value-type="date">
            <text:p>2007-04-14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člen správní rady</text:p>
          </table:table-cell>
          <table:table-cell office:value-type="date" office:date-value="2009-01-09" calcext:value-type="date">
            <text:p>2009-01-09</text:p>
          </table:table-cell>
          <table:table-cell office:value-type="date" office:date-value="2009-04-15" calcext:value-type="date">
            <text:p>2009-04-15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elleova vila o.p.s. v likvidaci</text:p>
          </table:table-cell>
          <table:table-cell office:value-type="string" calcext:value-type="string">
            <text:p><text:s/></text:p>
          </table:table-cell>
          <table:table-cell office:value-type="date" office:date-value="2003-03-10" calcext:value-type="date">
            <text:p>2003-03-10</text:p>
          </table:table-cell>
          <table:table-cell office:value-type="date" office:date-value="2009-06-29" calcext:value-type="date">
            <text:p>2009-06-29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NEO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7-05-22" calcext:value-type="date">
            <text:p>2007-05-22</text:p>
          </table:table-cell>
          <table:table-cell office:value-type="date" office:date-value="2011-02-06" calcext:value-type="date">
            <text:p>2011-02-06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7-07-25" calcext:value-type="date">
            <text:p>2007-07-25</text:p>
          </table:table-cell>
          <table:table-cell office:value-type="date" office:date-value="2011-06-25" calcext:value-type="date">
            <text:p>2011-06-25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místopředseda správní rady</text:p>
          </table:table-cell>
          <table:table-cell office:value-type="date" office:date-value="2009-04-15" calcext:value-type="date">
            <text:p>2009-04-15</text:p>
          </table:table-cell>
          <table:table-cell office:value-type="date" office:date-value="2012-01-26" calcext:value-type="date">
            <text:p>2012-01-26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6-25" calcext:value-type="date">
            <text:p>2011-06-25</text:p>
          </table:table-cell>
          <table:table-cell office:value-type="date" office:date-value="2012-03-12" calcext:value-type="date">
            <text:p>2012-03-12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9-11" calcext:value-type="date">
            <text:p>2012-09-11</text:p>
          </table:table-cell>
          <table:table-cell office:value-type="date" office:date-value="2012-10-31" calcext:value-type="date">
            <text:p>2012-10-31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ce Charty 77</text:p>
          </table:table-cell>
          <table:table-cell office:value-type="string" calcext:value-type="string">
            <text:p>člen dozorčí rady</text:p>
          </table:table-cell>
          <table:table-cell office:value-type="date" office:date-value="2010-06-09" calcext:value-type="date">
            <text:p>2010-06-09</text:p>
          </table:table-cell>
          <table:table-cell office:value-type="date" office:date-value="2013-06-03" calcext:value-type="date">
            <text:p>2013-06-03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ce Charty 77</text:p>
          </table:table-cell>
          <table:table-cell office:value-type="string" calcext:value-type="string">
            <text:p>předsedkyně dozorčí rady</text:p>
          </table:table-cell>
          <table:table-cell office:value-type="date" office:date-value="2013-06-03" calcext:value-type="date">
            <text:p>2013-06-03</text:p>
          </table:table-cell>
          <table:table-cell office:value-type="date" office:date-value="2014-02-04" calcext:value-type="date">
            <text:p>2014-02-04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Rencar Prah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6-26" calcext:value-type="date">
            <text:p>2013-06-26</text:p>
          </table:table-cell>
          <table:table-cell office:value-type="date" office:date-value="2014-04-29" calcext:value-type="date">
            <text:p>2014-04-29</text:p>
          </table:table-cell>
        </table:table-row>
        <table:table-row table:style-name="ro2">
          <table:table-cell office:value-type="string" calcext:value-type="string">
            <text:p>Marie Kousalí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02-11-02" calcext:value-type="date">
            <text:p>2002-11-02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Marta Semelová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06-10-21" calcext:value-type="date">
            <text:p>2006-10-2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3"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1-09-20" calcext:value-type="date">
            <text:p>2011-09-20</text:p>
          </table:table-cell>
          <table:table-cell office:value-type="date" office:date-value="2012-07-25" calcext:value-type="date">
            <text:p>2012-07-25</text:p>
          </table:table-cell>
        </table:table-row>
        <table:table-row table:style-name="ro2">
          <table:table-cell table:style-name="ce3"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práva zbytkového majetku MČ Praha 3 a.s. v likvidaci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10-18" calcext:value-type="date">
            <text:p>2011-10-18</text:p>
          </table:table-cell>
          <table:table-cell office:value-type="date" office:date-value="2012-09-25" calcext:value-type="date">
            <text:p>2012-09-25</text:p>
          </table:table-cell>
        </table:table-row>
        <table:table-row table:style-name="ro2">
          <table:table-cell table:style-name="ce3"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práva zbytkového majetku MČ Praha 3 a.s. v likvidaci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09-25" calcext:value-type="date">
            <text:p>2012-09-25</text:p>
          </table:table-cell>
          <table:table-cell office:value-type="date" office:date-value="2014-12-17" calcext:value-type="date">
            <text:p>2014-12-17</text:p>
          </table:table-cell>
        </table:table-row>
        <table:table-row table:style-name="ro2">
          <table:table-cell table:style-name="ce3"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7-25" calcext:value-type="date">
            <text:p>2012-07-25</text:p>
          </table:table-cell>
          <table:table-cell office:value-type="date" office:date-value="2015-03-25" calcext:value-type="date">
            <text:p>2015-03-25</text:p>
          </table:table-cell>
        </table:table-row>
        <table:table-row table:style-name="ro2">
          <table:table-cell table:style-name="ce3"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3"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5-03-25" calcext:value-type="date">
            <text:p>2015-03-2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artin Polách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Matěj Stropnický</text:p>
          </table:table-cell>
          <table:table-cell table:style-name="ce2" office:value-type="string" calcext:value-type="string">
            <text:p>3K </text:p>
          </table:table-cell>
          <table:table-cell table:style-name="ce4" office:value-type="string" calcext:value-type="string">
            <text:p>Správa majetkového portfolia Praha 3 a.s.</text:p>
          </table:table-cell>
          <table:table-cell table:style-name="ce4" office:value-type="string" calcext:value-type="string">
            <text:p>člen dozorčí rady</text:p>
          </table:table-cell>
          <table:table-cell table:style-name="ce9" office:value-type="date" office:date-value="2012-07-25" calcext:value-type="date">
            <text:p>2012-07-25</text:p>
          </table:table-cell>
          <table:table-cell table:style-name="ce9" office:value-type="date" office:date-value="2013-08-15" calcext:value-type="date">
            <text:p>2013-08-15</text:p>
          </table:table-cell>
        </table:table-row>
        <table:table-row table:style-name="ro2">
          <table:table-cell table:style-name="ce2" office:value-type="string" calcext:value-type="string">
            <text:p>Matěj Stropnický</text:p>
          </table:table-cell>
          <table:table-cell table:style-name="ce2" office:value-type="string" calcext:value-type="string">
            <text:p>3K 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Matěj Stropnický</text:p>
          </table:table-cell>
          <table:table-cell table:style-name="ce2" office:value-type="string" calcext:value-type="string">
            <text:p>3K </text:p>
          </table:table-cell>
          <table:table-cell table:style-name="ce4" office:value-type="string" calcext:value-type="string">
            <text:p>Nadační fond Nezávislosti Deníku Referendum</text:p>
          </table:table-cell>
          <table:table-cell table:style-name="ce4" office:value-type="string" calcext:value-type="string">
            <text:p>člen statutárního orgánu</text:p>
          </table:table-cell>
          <table:table-cell table:style-name="ce9" office:value-type="date" office:date-value="2014-10-28" calcext:value-type="date">
            <text:p>2014-10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chal Hašek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NEXES s.r.o. </text:p>
          </table:table-cell>
          <table:table-cell office:value-type="string" calcext:value-type="string">
            <text:p>jednatel</text:p>
          </table:table-cell>
          <table:table-cell office:value-type="date" office:date-value="2001-01-05" calcext:value-type="date">
            <text:p>2001-01-05</text:p>
          </table:table-cell>
          <table:table-cell office:value-type="date" office:date-value="2012-03-13" calcext:value-type="date">
            <text:p>2012-03-13</text:p>
          </table:table-cell>
        </table:table-row>
        <table:table-row table:style-name="ro2">
          <table:table-cell office:value-type="string" calcext:value-type="string">
            <text:p>Michal Hašek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Violet s.r.o. v likvidaci</text:p>
          </table:table-cell>
          <table:table-cell office:value-type="string" calcext:value-type="string">
            <text:p>jednatel</text:p>
          </table:table-cell>
          <table:table-cell office:value-type="date" office:date-value="2000-02-24" calcext:value-type="date">
            <text:p>2000-02-24</text:p>
          </table:table-cell>
          <table:table-cell office:value-type="date" office:date-value="2015-06-12" calcext:value-type="date">
            <text:p>2015-06-12</text:p>
          </table:table-cell>
        </table:table-row>
        <table:table-row table:style-name="ro2">
          <table:table-cell office:value-type="string" calcext:value-type="string">
            <text:p>Michal Hašek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chal Hašek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5-07-20" calcext:value-type="date">
            <text:p>2015-07-2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MAX Stavební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00-03-07" calcext:value-type="date">
            <text:p>2000-03-07</text:p>
          </table:table-cell>
          <table:table-cell office:value-type="date" office:date-value="2014-07-11" calcext:value-type="date">
            <text:p>2014-07-11</text:p>
          </table:table-cell>
        </table:table-row>
        <table:table-row table:style-name="ro2"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11-30" calcext:value-type="date">
            <text:p>2011-11-30</text:p>
          </table:table-cell>
          <table:table-cell office:value-type="date" office:date-value="2014-12-09" calcext:value-type="date">
            <text:p>2014-12-09</text:p>
          </table:table-cell>
        </table:table-row>
        <table:table-row table:style-name="ro2"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energetik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4-25" calcext:value-type="date">
            <text:p>2012-04-25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Mijama, s.r.o.</text:p>
          </table:table-cell>
          <table:table-cell office:value-type="string" calcext:value-type="string">
            <text:p>jednatel</text:p>
          </table:table-cell>
          <table:table-cell office:value-type="date" office:date-value="1997-03-25" calcext:value-type="date">
            <text:p>1997-03-2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Mikuláš Ferjenčík</text:p>
          </table:table-cell>
          <table:table-cell table:style-name="ce2" office:value-type="string" calcext:value-type="string">
            <text:p>Piráti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becní dům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6-09-13" calcext:value-type="date">
            <text:p>2006-09-13</text:p>
          </table:table-cell>
          <table:table-cell office:value-type="date" office:date-value="2007-02-12" calcext:value-type="date">
            <text:p>2007-02-12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07-06-28" calcext:value-type="date">
            <text:p>2007-06-28</text:p>
          </table:table-cell>
          <table:table-cell office:value-type="date" office:date-value="2007-12-12" calcext:value-type="date">
            <text:p>2007-12-12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Kongresové centrum Praha,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8-08-26" calcext:value-type="date">
            <text:p>2008-08-26</text:p>
          </table:table-cell>
          <table:table-cell office:value-type="date" office:date-value="2011-01-25" calcext:value-type="date">
            <text:p>2011-01-25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ha 10 – Majetková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4-12-20" calcext:value-type="date">
            <text:p>2004-12-20</text:p>
          </table:table-cell>
          <table:table-cell office:value-type="date" office:date-value="2011-01-31" calcext:value-type="date">
            <text:p>2011-01-31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ysoká škola finanční a správní</text:p>
          </table:table-cell>
          <table:table-cell office:value-type="string" calcext:value-type="string">
            <text:p>člen správní rady</text:p>
          </table:table-cell>
          <table:table-cell office:value-type="date" office:date-value="2005-06-22" calcext:value-type="date">
            <text:p>2005-06-22</text:p>
          </table:table-cell>
          <table:table-cell office:value-type="date" office:date-value="2011-02-01" calcext:value-type="date">
            <text:p>2011-02-01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0-03-24" calcext:value-type="date">
            <text:p>2010-03-24</text:p>
          </table:table-cell>
          <table:table-cell office:value-type="date" office:date-value="2011-04-26" calcext:value-type="date">
            <text:p>2011-04-26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4-27" calcext:value-type="date">
            <text:p>2011-04-27</text:p>
          </table:table-cell>
          <table:table-cell office:value-type="date" office:date-value="2011-11-29" calcext:value-type="date">
            <text:p>2011-11-29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06-10-21" calcext:value-type="date">
            <text:p>2006-10-21</text:p>
          </table:table-cell>
          <table:table-cell office:value-type="date" office:date-value="2013-04-25" calcext:value-type="date">
            <text:p>2013-04-25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Invest Engine s.r.o.</text:p>
          </table:table-cell>
          <table:table-cell office:value-type="string" calcext:value-type="string">
            <text:p>jednatel</text:p>
          </table:table-cell>
          <table:table-cell office:value-type="date" office:date-value="2015-02-17" calcext:value-type="date">
            <text:p>2015-02-1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utomyčka Brumlovka s.r.o.</text:p>
          </table:table-cell>
          <table:table-cell office:value-type="string" calcext:value-type="string">
            <text:p>jednatel</text:p>
          </table:table-cell>
          <table:table-cell office:value-type="date" office:date-value="2015-06-30" calcext:value-type="date">
            <text:p>2015-06-3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lan Richter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Medident Clinic s.r.o.</text:p>
          </table:table-cell>
          <table:table-cell office:value-type="string" calcext:value-type="string">
            <text:p>jednatel</text:p>
          </table:table-cell>
          <table:table-cell office:value-type="date" office:date-value="2015-07-01" calcext:value-type="date">
            <text:p>2015-07-0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lan Růžička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Berry.cz</text:p>
          </table:table-cell>
          <table:table-cell office:value-type="string" calcext:value-type="string">
            <text:p>jednatel</text:p>
          </table:table-cell>
          <table:table-cell office:value-type="date" office:date-value="2000-06-06" calcext:value-type="date">
            <text:p>2000-06-06</text:p>
          </table:table-cell>
          <table:table-cell office:value-type="date" office:date-value="2003-12-30" calcext:value-type="date">
            <text:p>2003-12-30</text:p>
          </table:table-cell>
        </table:table-row>
        <table:table-row table:style-name="ro2">
          <table:table-cell office:value-type="string" calcext:value-type="string">
            <text:p>Milan Růžička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Ekohouse develop</text:p>
          </table:table-cell>
          <table:table-cell office:value-type="string" calcext:value-type="string">
            <text:p>jednatel</text:p>
          </table:table-cell>
          <table:table-cell office:value-type="date" office:date-value="2008-07-08" calcext:value-type="date">
            <text:p>2008-07-08</text:p>
          </table:table-cell>
          <table:table-cell office:value-type="date" office:date-value="2009-03-03" calcext:value-type="date">
            <text:p>2009-03-03</text:p>
          </table:table-cell>
        </table:table-row>
        <table:table-row table:style-name="ro2">
          <table:table-cell office:value-type="string" calcext:value-type="string">
            <text:p>Milan Růžička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Formic Construction</text:p>
          </table:table-cell>
          <table:table-cell office:value-type="string" calcext:value-type="string">
            <text:p>jednatel</text:p>
          </table:table-cell>
          <table:table-cell office:value-type="date" office:date-value="2008-11-14" calcext:value-type="date">
            <text:p>2008-11-14</text:p>
          </table:table-cell>
          <table:table-cell office:value-type="date" office:date-value="2013-10-25" calcext:value-type="date">
            <text:p>2013-10-25</text:p>
          </table:table-cell>
        </table:table-row>
        <table:table-row table:style-name="ro2">
          <table:table-cell office:value-type="string" calcext:value-type="string">
            <text:p>Milan Růžička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Ekohouse develop</text:p>
          </table:table-cell>
          <table:table-cell office:value-type="string" calcext:value-type="string">
            <text:p>prokurista</text:p>
          </table:table-cell>
          <table:table-cell office:value-type="date" office:date-value="2009-03-03" calcext:value-type="date">
            <text:p>2009-03-03</text:p>
          </table:table-cell>
          <table:table-cell office:value-type="date" office:date-value="2014-12-18" calcext:value-type="date">
            <text:p>2014-12-18</text:p>
          </table:table-cell>
        </table:table-row>
        <table:table-row table:style-name="ro2">
          <table:table-cell office:value-type="string" calcext:value-type="string">
            <text:p>Milan Růžička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12-07" calcext:value-type="date">
            <text:p>2011-12-07</text:p>
          </table:table-cell>
          <table:table-cell office:value-type="date" office:date-value="2015-02-17" calcext:value-type="date">
            <text:p>2015-02-17</text:p>
          </table:table-cell>
        </table:table-row>
        <table:table-row table:style-name="ro2">
          <table:table-cell office:value-type="string" calcext:value-type="string">
            <text:p>Milan Růžička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2-01-19" calcext:value-type="date">
            <text:p>2012-01-19</text:p>
          </table:table-cell>
          <table:table-cell office:value-type="date" office:date-value="2015-03-13" calcext:value-type="date">
            <text:p>2015-03-13</text:p>
          </table:table-cell>
        </table:table-row>
        <table:table-row table:style-name="ro2">
          <table:table-cell office:value-type="string" calcext:value-type="string">
            <text:p>Milan Růžička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Opidum s.r.o.</text:p>
          </table:table-cell>
          <table:table-cell office:value-type="string" calcext:value-type="string">
            <text:p>jednatel</text:p>
          </table:table-cell>
          <table:table-cell office:value-type="date" office:date-value="2002-11-11" calcext:value-type="date">
            <text:p>2002-11-11</text:p>
          </table:table-cell>
          <table:table-cell office:value-type="date" office:date-value="2005-08-16" calcext:value-type="date">
            <text:p>2005-08-16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Opidum – reality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5-11-02" calcext:value-type="date">
            <text:p>2005-11-02</text:p>
          </table:table-cell>
          <table:table-cell office:value-type="date" office:date-value="2007-04-12" calcext:value-type="date">
            <text:p>2007-04-12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KR Prague s.r.o.</text:p>
          </table:table-cell>
          <table:table-cell office:value-type="string" calcext:value-type="string">
            <text:p>jednatel</text:p>
          </table:table-cell>
          <table:table-cell office:value-type="date" office:date-value="2006-12-16" calcext:value-type="date">
            <text:p>2006-12-16</text:p>
          </table:table-cell>
          <table:table-cell office:value-type="date" office:date-value="2009-05-31" calcext:value-type="date">
            <text:p>2009-05-31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10-29" calcext:value-type="date">
            <text:p>2012-10-29</text:p>
          </table:table-cell>
          <table:table-cell office:value-type="date" office:date-value="2014-05-30" calcext:value-type="date">
            <text:p>2014-05-30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1-16" calcext:value-type="date">
            <text:p>2012-01-16</text:p>
          </table:table-cell>
          <table:table-cell office:value-type="date" office:date-value="2014-12-09" calcext:value-type="date">
            <text:p>2014-12-09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ongresové centrum Praha,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2-05-10" calcext:value-type="date">
            <text:p>2012-05-10</text:p>
          </table:table-cell>
          <table:table-cell office:value-type="date" office:date-value="2015-02-23" calcext:value-type="date">
            <text:p>2015-02-23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6-17" calcext:value-type="date">
            <text:p>2014-06-17</text:p>
          </table:table-cell>
          <table:table-cell office:value-type="date" office:date-value="2015-03-10" calcext:value-type="date">
            <text:p>2015-03-10</text:p>
          </table:table-cell>
        </table:table-row>
        <table:table-row table:style-name="ro2"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LING Consult s.r.o.</text:p>
          </table:table-cell>
          <table:table-cell office:value-type="string" calcext:value-type="string">
            <text:p>jednatel</text:p>
          </table:table-cell>
          <table:table-cell office:value-type="date" office:date-value="2010-05-14" calcext:value-type="date">
            <text:p>2010-05-1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loslav Ludví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02-11-02" calcext:value-type="date">
            <text:p>2002-11-0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loslav Ludví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4-16" calcext:value-type="date">
            <text:p>2015-04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Miloš Růžička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Futurola s.r.o.</text:p>
          </table:table-cell>
          <table:table-cell table:style-name="ce4" office:value-type="string" calcext:value-type="string">
            <text:p>člen statutárního orgánu</text:p>
          </table:table-cell>
          <table:table-cell table:style-name="ce9" office:value-type="date" office:date-value="1997-10-31" calcext:value-type="date">
            <text:p>1997-10-3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Miloš Růžička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Trade center Praha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3-06-02" calcext:value-type="date">
            <text:p>2003-06-02</text:p>
          </table:table-cell>
          <table:table-cell office:value-type="date" office:date-value="2003-11-24" calcext:value-type="date">
            <text:p>2003-11-24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á energetika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03-06-11" calcext:value-type="date">
            <text:p>2003-06-11</text:p>
          </table:table-cell>
          <table:table-cell office:value-type="date" office:date-value="2006-07-27" calcext:value-type="date">
            <text:p>2006-07-27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COFELY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6-10-26" calcext:value-type="date">
            <text:p>2006-10-26</text:p>
          </table:table-cell>
          <table:table-cell office:value-type="date" office:date-value="2007-05-31" calcext:value-type="date">
            <text:p>2007-05-31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á energetika Holding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3-09-20" calcext:value-type="date">
            <text:p>2003-09-20</text:p>
          </table:table-cell>
          <table:table-cell office:value-type="date" office:date-value="2007-08-23" calcext:value-type="date">
            <text:p>2007-08-23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á energetika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6-07-27" calcext:value-type="date">
            <text:p>2006-07-27</text:p>
          </table:table-cell>
          <table:table-cell office:value-type="date" office:date-value="2008-06-11" calcext:value-type="date">
            <text:p>2008-06-11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C Slavia Prah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4-08-03" calcext:value-type="date">
            <text:p>2004-08-03</text:p>
          </table:table-cell>
          <table:table-cell office:value-type="date" office:date-value="2011-05-02" calcext:value-type="date">
            <text:p>2011-05-02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1-08-03" calcext:value-type="date">
            <text:p>2011-08-03</text:p>
          </table:table-cell>
          <table:table-cell office:value-type="date" office:date-value="2012-02-07" calcext:value-type="date">
            <text:p>2012-02-07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8-10" calcext:value-type="date">
            <text:p>2011-08-10</text:p>
          </table:table-cell>
          <table:table-cell office:value-type="date" office:date-value="2012-03-14" calcext:value-type="date">
            <text:p>2012-03-14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Investiční a rozvojová Praha 3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2-09-27" calcext:value-type="date">
            <text:p>2012-09-27</text:p>
          </table:table-cell>
          <table:table-cell office:value-type="date" office:date-value="2013-08-01" calcext:value-type="date">
            <text:p>2013-08-01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Správa zbytkového majetku MČ Praha 3 a.s. v likvidaci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12-09-25" calcext:value-type="date">
            <text:p>2012-09-25</text:p>
          </table:table-cell>
          <table:table-cell office:value-type="date" office:date-value="2014-09-24" calcext:value-type="date">
            <text:p>2014-09-24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02-11-02" calcext:value-type="date">
            <text:p>2002-11-02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D – Continental Team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11-30" calcext:value-type="date">
            <text:p>2012-11-30</text:p>
          </table:table-cell>
          <table:table-cell office:value-type="date" office:date-value="2015-03-21" calcext:value-type="date">
            <text:p>2015-03-21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Správa majetkového portfolia Prahy 3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8-15" calcext:value-type="date">
            <text:p>2013-08-15</text:p>
          </table:table-cell>
          <table:table-cell office:value-type="date" office:date-value="2015-04-11" calcext:value-type="date">
            <text:p>2015-04-11</text:p>
          </table:table-cell>
        </table:table-row>
        <table:table-row table:style-name="ro2">
          <table:table-cell office:value-type="string" calcext:value-type="string">
            <text:p>Miroslav Poch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ražská strojírn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5-06" calcext:value-type="date">
            <text:p>2015-05-0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3" office:value-type="string" calcext:value-type="string">
            <text:p>Monika Krobová Hášová</text:p>
          </table:table-cell>
          <table:table-cell office:value-type="string" calcext:value-type="string">
            <text:p>MKH</text:p>
          </table:table-cell>
          <table:table-cell office:value-type="string" calcext:value-type="string">
            <text:p>Acos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8-03-03" calcext:value-type="date">
            <text:p>2008-03-03</text:p>
          </table:table-cell>
          <table:table-cell office:value-type="date" office:date-value="2009-03-03" calcext:value-type="date">
            <text:p>2009-03-03</text:p>
          </table:table-cell>
        </table:table-row>
        <table:table-row table:style-name="ro2">
          <table:table-cell table:style-name="ce3" office:value-type="string" calcext:value-type="string">
            <text:p>Monika Krobová Hášová</text:p>
          </table:table-cell>
          <table:table-cell office:value-type="string" calcext:value-type="string">
            <text:p>MKH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11-12" calcext:value-type="date">
            <text:p>2014-11-12</text:p>
          </table:table-cell>
          <table:table-cell office:value-type="date" office:date-value="2015-02-04" calcext:value-type="date">
            <text:p>2015-02-04</text:p>
          </table:table-cell>
        </table:table-row>
        <table:table-row table:style-name="ro2">
          <table:table-cell table:style-name="ce3" office:value-type="string" calcext:value-type="string">
            <text:p>Monika Krobová Hášová</text:p>
          </table:table-cell>
          <table:table-cell office:value-type="string" calcext:value-type="string">
            <text:p>MKH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3" office:value-type="string" calcext:value-type="string">
            <text:p>Monika Krobová Hášová</text:p>
          </table:table-cell>
          <table:table-cell office:value-type="string" calcext:value-type="string">
            <text:p>MKH</text:p>
          </table:table-cell>
          <table:table-cell office:value-type="string" calcext:value-type="string">
            <text:p>Pražská energetik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6-07" calcext:value-type="date">
            <text:p>2012-06-0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Nataš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Nataš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Trade center Prah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3-19" calcext:value-type="date">
            <text:p>2012-03-19</text:p>
          </table:table-cell>
          <table:table-cell office:value-type="date" office:date-value="2015-03-03" calcext:value-type="date">
            <text:p>2015-03-03</text:p>
          </table:table-cell>
        </table:table-row>
        <table:table-row table:style-name="ro2">
          <table:table-cell office:value-type="string" calcext:value-type="string">
            <text:p>Nataš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Zdroj pitné vody Káraný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6-28" calcext:value-type="date">
            <text:p>2012-06-28</text:p>
          </table:table-cell>
          <table:table-cell office:value-type="date" office:date-value="2015-04-10" calcext:value-type="date">
            <text:p>2015-04-10</text:p>
          </table:table-cell>
        </table:table-row>
        <table:table-row table:style-name="ro2">
          <table:table-cell table:style-name="ce2" office:value-type="string" calcext:value-type="string">
            <text:p>Ondřej Martan</text:p>
          </table:table-cell>
          <table:table-cell table:style-name="ce2" office:value-type="string" calcext:value-type="string">
            <text:p>ODS</text:p>
          </table:table-cell>
          <table:table-cell office:value-type="string" calcext:value-type="string">
            <text:p>Rozvojové projekty Praha, a.s.</text:p>
          </table:table-cell>
          <table:table-cell table:style-name="ce4" office:value-type="string" calcext:value-type="string">
            <text:p>místopředseda představenstva</text:p>
          </table:table-cell>
          <table:table-cell table:style-name="ce9" office:value-type="date" office:date-value="2012-05-29" calcext:value-type="date">
            <text:p>2012-05-29</text:p>
          </table:table-cell>
          <table:table-cell table:style-name="ce9" office:value-type="date" office:date-value="2012-08-28" calcext:value-type="date">
            <text:p>2012-08-28</text:p>
          </table:table-cell>
        </table:table-row>
        <table:table-row table:style-name="ro2">
          <table:table-cell table:style-name="ce2" office:value-type="string" calcext:value-type="string">
            <text:p>Ondřej Martan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Sociální služby Běchovice, z.ú.</text:p>
          </table:table-cell>
          <table:table-cell table:style-name="ce4" office:value-type="string" calcext:value-type="string">
            <text:p>člen správní rady</text:p>
          </table:table-cell>
          <table:table-cell table:style-name="ce9" office:value-type="date" office:date-value="2014-09-11" calcext:value-type="date">
            <text:p>2014-09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Ondřej Martan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Ondřej Mirovský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Ondřej Mirovský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Nadační fond Bezpečná Praha</text:p>
          </table:table-cell>
          <table:table-cell table:style-name="ce4" office:value-type="string" calcext:value-type="string">
            <text:p>člen statutárního orgánu</text:p>
          </table:table-cell>
          <table:table-cell table:style-name="ce9" office:value-type="date" office:date-value="2014-12-22" calcext:value-type="date">
            <text:p>2014-12-2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Ondřej Mirovský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Technická správa komunikací hl. m. Prahy</text:p>
          </table:table-cell>
          <table:table-cell table:style-name="ce4" office:value-type="string" calcext:value-type="string">
            <text:p>člen dozorčí rady</text:p>
          </table:table-cell>
          <table:table-cell table:style-name="ce9" office:value-type="date" office:date-value="2015-02-18" calcext:value-type="date">
            <text:p>2015-02-1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4-10-10" calcext:value-type="date">
            <text:p>2004-10-10</text:p>
          </table:table-cell>
          <table:table-cell office:value-type="date" office:date-value="2005-06-16" calcext:value-type="date">
            <text:p>2005-06-16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Trade center Prah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3-06-02" calcext:value-type="date">
            <text:p>2003-06-02</text:p>
          </table:table-cell>
          <table:table-cell office:value-type="date" office:date-value="2008-05-28" calcext:value-type="date">
            <text:p>2008-05-28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3-06-02" calcext:value-type="date">
            <text:p>2003-06-02</text:p>
          </table:table-cell>
          <table:table-cell office:value-type="date" office:date-value="2008-05-28" calcext:value-type="date">
            <text:p>2008-05-28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Kongresové centrum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3-04-22" calcext:value-type="date">
            <text:p>2003-04-22</text:p>
          </table:table-cell>
          <table:table-cell office:value-type="date" office:date-value="2008-07-15" calcext:value-type="date">
            <text:p>2008-07-15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6-20" calcext:value-type="date">
            <text:p>2011-06-20</text:p>
          </table:table-cell>
          <table:table-cell office:value-type="date" office:date-value="2011-07-19" calcext:value-type="date">
            <text:p>2011-07-19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ční fond Spolek pro postavení pomníku W. Churchilla</text:p>
          </table:table-cell>
          <table:table-cell office:value-type="string" calcext:value-type="string">
            <text:p>člen dozorčí rady</text:p>
          </table:table-cell>
          <table:table-cell office:value-type="date" office:date-value="1999-09-08" calcext:value-type="date">
            <text:p>1999-09-08</text:p>
          </table:table-cell>
          <table:table-cell office:value-type="date" office:date-value="2011-12-22" calcext:value-type="date">
            <text:p>2011-12-22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02-11-02" calcext:value-type="date">
            <text:p>2002-11-02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ční fond Rychlé šípy Jaroslava Foglara</text:p>
          </table:table-cell>
          <table:table-cell office:value-type="string" calcext:value-type="string">
            <text:p>předseda správní rady</text:p>
          </table:table-cell>
          <table:table-cell office:value-type="date" office:date-value="2000-07-03" calcext:value-type="date">
            <text:p>2000-07-0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ční fond Karla Hartiga Praha 3</text:p>
          </table:table-cell>
          <table:table-cell office:value-type="string" calcext:value-type="string">
            <text:p>člen správní rady</text:p>
          </table:table-cell>
          <table:table-cell office:value-type="date" office:date-value="2011-01-15" calcext:value-type="date">
            <text:p>2011-01-1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Ondřej Pech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Informační služby – energetik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1-09" calcext:value-type="date">
            <text:p>2013-01-0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1-10" calcext:value-type="date">
            <text:p>2012-01-10</text:p>
          </table:table-cell>
          <table:table-cell office:value-type="date" office:date-value="2015-02-23" calcext:value-type="date">
            <text:p>2015-02-23</text:p>
          </table:table-cell>
        </table:table-row>
        <table:table-row table:style-name="ro2"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Integrační centrum Praha o.p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3-14" calcext:value-type="date">
            <text:p>2012-03-14</text:p>
          </table:table-cell>
          <table:table-cell office:value-type="date" office:date-value="2015-03-14" calcext:value-type="date">
            <text:p>2015-03-14</text:p>
          </table:table-cell>
        </table:table-row>
        <table:table-row table:style-name="ro2"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Zdroj pitné vody Káraný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6-11" calcext:value-type="date">
            <text:p>2012-06-11</text:p>
          </table:table-cell>
          <table:table-cell office:value-type="date" office:date-value="2015-04-10" calcext:value-type="date">
            <text:p>2015-04-10</text:p>
          </table:table-cell>
        </table:table-row>
        <table:table-row table:style-name="ro2"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anim z.ú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4-04-18" calcext:value-type="date">
            <text:p>2014-04-1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ev-centrum z.ú.</text:p>
          </table:table-cell>
          <table:table-cell office:value-type="string" calcext:value-type="string">
            <text:p>ředitel</text:p>
          </table:table-cell>
          <table:table-cell office:value-type="date" office:date-value="2015-05-28" calcext:value-type="date">
            <text:p>2015-05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Ondřej Profant</text:p>
          </table:table-cell>
          <table:table-cell table:style-name="ce2" office:value-type="string" calcext:value-type="string">
            <text:p>Piráti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trik Nacher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Left Hand International</text:p>
          </table:table-cell>
          <table:table-cell office:value-type="string" calcext:value-type="string">
            <text:p>jednatel</text:p>
          </table:table-cell>
          <table:table-cell office:value-type="date" office:date-value="2007-05-04" calcext:value-type="date">
            <text:p>2007-05-04</text:p>
          </table:table-cell>
          <table:table-cell office:value-type="date" office:date-value="2011-11-22" calcext:value-type="date">
            <text:p>2011-11-22</text:p>
          </table:table-cell>
        </table:table-row>
        <table:table-row table:style-name="ro2">
          <table:table-cell office:value-type="string" calcext:value-type="string">
            <text:p>Patrik Nacher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Digitainment s.r.o.</text:p>
          </table:table-cell>
          <table:table-cell office:value-type="string" calcext:value-type="string">
            <text:p>jednatel</text:p>
          </table:table-cell>
          <table:table-cell office:value-type="date" office:date-value="2006-11-28" calcext:value-type="date">
            <text:p>2006-11-28</text:p>
          </table:table-cell>
          <table:table-cell office:value-type="date" office:date-value="2014-01-04" calcext:value-type="date">
            <text:p>2014-01-04</text:p>
          </table:table-cell>
        </table:table-row>
        <table:table-row table:style-name="ro2">
          <table:table-cell office:value-type="string" calcext:value-type="string">
            <text:p>Patrik Nacher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Nebankovni-registr s.r.o.</text:p>
          </table:table-cell>
          <table:table-cell office:value-type="string" calcext:value-type="string">
            <text:p>jednatel</text:p>
          </table:table-cell>
          <table:table-cell office:value-type="date" office:date-value="2013-12-14" calcext:value-type="date">
            <text:p>2013-12-14</text:p>
          </table:table-cell>
          <table:table-cell office:value-type="date" office:date-value="2014-02-14" calcext:value-type="date">
            <text:p>2014-02-14</text:p>
          </table:table-cell>
        </table:table-row>
        <table:table-row table:style-name="ro2">
          <table:table-cell office:value-type="string" calcext:value-type="string">
            <text:p>Patrik Nacher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Nadační fond Rovná šance</text:p>
          </table:table-cell>
          <table:table-cell office:value-type="string" calcext:value-type="string">
            <text:p>předseda správní rady</text:p>
          </table:table-cell>
          <table:table-cell office:value-type="date" office:date-value="2009-06-01" calcext:value-type="date">
            <text:p>2009-06-0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trik Nacher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Operátor Opencard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2-24" calcext:value-type="date">
            <text:p>2015-02-2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trik Nacher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3-11" calcext:value-type="date">
            <text:p>2015-03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Granit Tower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6-05-28" calcext:value-type="date">
            <text:p>1996-05-28</text:p>
          </table:table-cell>
          <table:table-cell office:value-type="date" office:date-value="1998-03-30" calcext:value-type="date">
            <text:p>1998-03-30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práva komunálního majetku Praha 3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6-01-01" calcext:value-type="date">
            <text:p>1996-01-01</text:p>
          </table:table-cell>
          <table:table-cell office:value-type="date" office:date-value="2000-05-19" calcext:value-type="date">
            <text:p>2000-05-19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ový tourist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1997-07-07" calcext:value-type="date">
            <text:p>1997-07-07</text:p>
          </table:table-cell>
          <table:table-cell office:value-type="date" office:date-value="2000-06-29" calcext:value-type="date">
            <text:p>2000-06-29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práva komunálního majetku Praha 3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00-05-19" calcext:value-type="date">
            <text:p>2000-05-19</text:p>
          </table:table-cell>
          <table:table-cell office:value-type="date" office:date-value="2001-04-04" calcext:value-type="date">
            <text:p>2001-04-04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práva komunálního majetku Praha 3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1-04-04" calcext:value-type="date">
            <text:p>2001-04-04</text:p>
          </table:table-cell>
          <table:table-cell office:value-type="date" office:date-value="2001-09-05" calcext:value-type="date">
            <text:p>2001-09-05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CITIFIN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1997-06-20" calcext:value-type="date">
            <text:p>1997-06-20</text:p>
          </table:table-cell>
          <table:table-cell office:value-type="date" office:date-value="2002-02-05" calcext:value-type="date">
            <text:p>2002-02-05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UCON spol. s.r.o.</text:p>
          </table:table-cell>
          <table:table-cell office:value-type="string" calcext:value-type="string">
            <text:p>jednatel</text:p>
          </table:table-cell>
          <table:table-cell office:value-type="date" office:date-value="1993-10-22" calcext:value-type="date">
            <text:p>1993-10-22</text:p>
          </table:table-cell>
          <table:table-cell office:value-type="date" office:date-value="2002-10-30" calcext:value-type="date">
            <text:p>2002-10-30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3-06-18" calcext:value-type="date">
            <text:p>2003-06-18</text:p>
          </table:table-cell>
          <table:table-cell office:value-type="date" office:date-value="2004-10-09" calcext:value-type="date">
            <text:p>2004-10-09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3-12-12" calcext:value-type="date">
            <text:p>2003-12-12</text:p>
          </table:table-cell>
          <table:table-cell office:value-type="date" office:date-value="2007-09-05" calcext:value-type="date">
            <text:p>2007-09-05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strojírna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3-04-28" calcext:value-type="date">
            <text:p>2003-04-28</text:p>
          </table:table-cell>
          <table:table-cell office:value-type="date" office:date-value="2007-09-26" calcext:value-type="date">
            <text:p>2007-09-26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práva majetkového portfolia Prahy 3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9-09-01" calcext:value-type="date">
            <text:p>2009-09-01</text:p>
          </table:table-cell>
          <table:table-cell office:value-type="date" office:date-value="2009-10-01" calcext:value-type="date">
            <text:p>2009-10-01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4-10-09" calcext:value-type="date">
            <text:p>2004-10-09</text:p>
          </table:table-cell>
          <table:table-cell office:value-type="date" office:date-value="2009-10-11" calcext:value-type="date">
            <text:p>2009-10-11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eskokrumlovský nadační fond malého Vítka</text:p>
          </table:table-cell>
          <table:table-cell office:value-type="string" calcext:value-type="string">
            <text:p>člen správní rady</text:p>
          </table:table-cell>
          <table:table-cell office:value-type="date" office:date-value="2004-11-04" calcext:value-type="date">
            <text:p>2004-11-04</text:p>
          </table:table-cell>
          <table:table-cell office:value-type="date" office:date-value="2009-11-03" calcext:value-type="date">
            <text:p>2009-11-03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práva majetkového portfolia Prahy 3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9-10-01" calcext:value-type="date">
            <text:p>2009-10-01</text:p>
          </table:table-cell>
          <table:table-cell office:value-type="date" office:date-value="2010-09-01" calcext:value-type="date">
            <text:p>2010-09-01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parkovací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4-05-19" calcext:value-type="date">
            <text:p>2004-05-19</text:p>
          </table:table-cell>
          <table:table-cell office:value-type="date" office:date-value="2011-07-12" calcext:value-type="date">
            <text:p>2011-07-12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strojírna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07-09-26" calcext:value-type="date">
            <text:p>2007-09-26</text:p>
          </table:table-cell>
          <table:table-cell office:value-type="date" office:date-value="2011-12-18" calcext:value-type="date">
            <text:p>2011-12-18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ční fond pro postavení pomníku Winstona Churchilla</text:p>
          </table:table-cell>
          <table:table-cell office:value-type="string" calcext:value-type="string">
            <text:p>člen správní rady</text:p>
          </table:table-cell>
          <table:table-cell office:value-type="date" office:date-value="1999-09-08" calcext:value-type="date">
            <text:p>1999-09-08</text:p>
          </table:table-cell>
          <table:table-cell office:value-type="date" office:date-value="2011-12-22" calcext:value-type="date">
            <text:p>2011-12-22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goplyn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7-07-30" calcext:value-type="date">
            <text:p>2007-07-30</text:p>
          </table:table-cell>
          <table:table-cell office:value-type="date" office:date-value="2012-08-01" calcext:value-type="date">
            <text:p>2012-08-01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oděbradská basketbalová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8-06-11" calcext:value-type="date">
            <text:p>2008-06-11</text:p>
          </table:table-cell>
          <table:table-cell office:value-type="date" office:date-value="2013-05-27" calcext:value-type="date">
            <text:p>2013-05-27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4-27" calcext:value-type="date">
            <text:p>2011-04-27</text:p>
          </table:table-cell>
          <table:table-cell office:value-type="date" office:date-value="2013-08-20" calcext:value-type="date">
            <text:p>2013-08-20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Trichloma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4-02-15" calcext:value-type="date">
            <text:p>2004-02-15</text:p>
          </table:table-cell>
          <table:table-cell office:value-type="date" office:date-value="2014-02-12" calcext:value-type="date">
            <text:p>2014-02-12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CITIFIN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2-02-05" calcext:value-type="date">
            <text:p>2002-02-05</text:p>
          </table:table-cell>
          <table:table-cell office:value-type="date" office:date-value="2014-05-05" calcext:value-type="date">
            <text:p>2014-05-05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Reopos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3-04-05" calcext:value-type="date">
            <text:p>2003-04-05</text:p>
          </table:table-cell>
          <table:table-cell office:value-type="date" office:date-value="2014-05-05" calcext:value-type="date">
            <text:p>2014-05-05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Byty PMH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7-07-25" calcext:value-type="date">
            <text:p>2007-07-25</text:p>
          </table:table-cell>
          <table:table-cell office:value-type="date" office:date-value="2014-05-05" calcext:value-type="date">
            <text:p>2014-05-05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Brederode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7-11-06" calcext:value-type="date">
            <text:p>2007-11-06</text:p>
          </table:table-cell>
          <table:table-cell office:value-type="date" office:date-value="2014-05-05" calcext:value-type="date">
            <text:p>2014-05-05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etzoel 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7-11-06" calcext:value-type="date">
            <text:p>2007-11-06</text:p>
          </table:table-cell>
          <table:table-cell office:value-type="date" office:date-value="2014-05-05" calcext:value-type="date">
            <text:p>2014-05-05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vambo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7-11-06" calcext:value-type="date">
            <text:p>2007-11-06</text:p>
          </table:table-cell>
          <table:table-cell office:value-type="date" office:date-value="2014-06-18" calcext:value-type="date">
            <text:p>2014-06-18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alác Akropolis</text:p>
          </table:table-cell>
          <table:table-cell office:value-type="string" calcext:value-type="string">
            <text:p>člen dozorčí rady</text:p>
          </table:table-cell>
          <table:table-cell office:value-type="date" office:date-value="2006-07-13" calcext:value-type="date">
            <text:p>2006-07-1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adační fond pro podporu a rozvoj společnosti při Evropské unii</text:p>
          </table:table-cell>
          <table:table-cell office:value-type="string" calcext:value-type="string">
            <text:p>zakladatel</text:p>
          </table:table-cell>
          <table:table-cell office:value-type="date" office:date-value="2008-11-25" calcext:value-type="date">
            <text:p>2008-11-2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eskokrumlovský nadační fond malého Vítka</text:p>
          </table:table-cell>
          <table:table-cell office:value-type="string" calcext:value-type="string">
            <text:p>předseda správní rady</text:p>
          </table:table-cell>
          <table:table-cell office:value-type="date" office:date-value="2009-11-03" calcext:value-type="date">
            <text:p>2009-11-0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hare PMH 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4-16" calcext:value-type="date">
            <text:p>2014-04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table:number-columns-repeated="2" office:value-type="string" calcext:value-type="string">
            <text:p>člen dozorčí rady</text:p>
          </table:table-cell>
          <table:table-cell office:value-type="date" office:date-value="2014-05-05" calcext:value-type="date">
            <text:p>2014-05-0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Brederode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5-30" calcext:value-type="date">
            <text:p>2014-05-3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Byty PMH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4-06-03" calcext:value-type="date">
            <text:p>2014-06-0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vambo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6-18" calcext:value-type="date">
            <text:p>2014-06-1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Hurd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etzoel 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6-18" calcext:value-type="date">
            <text:p>2014-06-1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Modela GSK spol. s.r.o. v likvidaci</text:p>
          </table:table-cell>
          <table:table-cell office:value-type="string" calcext:value-type="string">
            <text:p>jednatel</text:p>
          </table:table-cell>
          <table:table-cell office:value-type="date" office:date-value="2000-08-01" calcext:value-type="date">
            <text:p>2000-08-01</text:p>
          </table:table-cell>
          <table:table-cell office:value-type="date" office:date-value="2003-05-15" calcext:value-type="date">
            <text:p>2003-05-15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EL-EX s.r.o.</text:p>
          </table:table-cell>
          <table:table-cell office:value-type="string" calcext:value-type="string">
            <text:p>jednatel</text:p>
          </table:table-cell>
          <table:table-cell office:value-type="date" office:date-value="1998-02-18" calcext:value-type="date">
            <text:p>1998-02-18</text:p>
          </table:table-cell>
          <table:table-cell office:value-type="date" office:date-value="2003-06-16" calcext:value-type="date">
            <text:p>2003-06-16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lpako Invest s.r.o.</text:p>
          </table:table-cell>
          <table:table-cell office:value-type="string" calcext:value-type="string">
            <text:p>jednatel</text:p>
          </table:table-cell>
          <table:table-cell office:value-type="date" office:date-value="1994-03-28" calcext:value-type="date">
            <text:p>1994-03-28</text:p>
          </table:table-cell>
          <table:table-cell office:value-type="date" office:date-value="2003-12-18" calcext:value-type="date">
            <text:p>2003-12-18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3-04-29" calcext:value-type="date">
            <text:p>2003-04-29</text:p>
          </table:table-cell>
          <table:table-cell office:value-type="date" office:date-value="2005-05-20" calcext:value-type="date">
            <text:p>2005-05-20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5-09-07" calcext:value-type="date">
            <text:p>2005-09-07</text:p>
          </table:table-cell>
          <table:table-cell office:value-type="date" office:date-value="2007-09-12" calcext:value-type="date">
            <text:p>2007-09-12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energetika Holding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7-06-25" calcext:value-type="date">
            <text:p>2007-06-25</text:p>
          </table:table-cell>
          <table:table-cell office:value-type="date" office:date-value="2008-06-02" calcext:value-type="date">
            <text:p>2008-06-02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03-06-09" calcext:value-type="date">
            <text:p>2003-06-09</text:p>
          </table:table-cell>
          <table:table-cell office:value-type="date" office:date-value="2011-06-15" calcext:value-type="date">
            <text:p>2011-06-15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Trade center Praha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3-06-30" calcext:value-type="date">
            <text:p>2003-06-30</text:p>
          </table:table-cell>
          <table:table-cell office:value-type="date" office:date-value="2011-06-28" calcext:value-type="date">
            <text:p>2011-06-28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energetika Holding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8-06-02" calcext:value-type="date">
            <text:p>2008-06-02</text:p>
          </table:table-cell>
          <table:table-cell office:value-type="date" office:date-value="2011-06-30" calcext:value-type="date">
            <text:p>2011-06-30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energetika 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6-30" calcext:value-type="date">
            <text:p>2011-06-30</text:p>
          </table:table-cell>
          <table:table-cell office:value-type="date" office:date-value="2012-06-18" calcext:value-type="date">
            <text:p>2012-06-18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01-06-17" calcext:value-type="date">
            <text:p>2001-06-17</text:p>
          </table:table-cell>
          <table:table-cell office:value-type="date" office:date-value="2013-04-30" calcext:value-type="date">
            <text:p>2013-04-30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E Distribuce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4-11" calcext:value-type="date">
            <text:p>2013-04-11</text:p>
          </table:table-cell>
          <table:table-cell office:value-type="date" office:date-value="2013-06-27" calcext:value-type="date">
            <text:p>2013-06-27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ping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4-12-01" calcext:value-type="date">
            <text:p>2014-12-0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Kleg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Realitní fond Praha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5-03-30" calcext:value-type="date">
            <text:p>2015-03-3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FKM, spol. s.r.o.</text:p>
          </table:table-cell>
          <table:table-cell office:value-type="string" calcext:value-type="string">
            <text:p>jednatel</text:p>
          </table:table-cell>
          <table:table-cell office:value-type="date" office:date-value="1995-12-08" calcext:value-type="date">
            <text:p>1995-12-08</text:p>
          </table:table-cell>
          <table:table-cell office:value-type="date" office:date-value="2002-05-31" calcext:value-type="date">
            <text:p>2002-05-31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Muška s.r.o.</text:p>
          </table:table-cell>
          <table:table-cell office:value-type="string" calcext:value-type="string">
            <text:p>jednatel</text:p>
          </table:table-cell>
          <table:table-cell office:value-type="date" office:date-value="1998-01-02" calcext:value-type="date">
            <text:p>1998-01-02</text:p>
          </table:table-cell>
          <table:table-cell office:value-type="date" office:date-value="2002-05-31" calcext:value-type="date">
            <text:p>2002-05-31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L, s.r.o.</text:p>
          </table:table-cell>
          <table:table-cell office:value-type="string" calcext:value-type="string">
            <text:p>jednatel</text:p>
          </table:table-cell>
          <table:table-cell office:value-type="date" office:date-value="1997-11-17" calcext:value-type="date">
            <text:p>1997-11-17</text:p>
          </table:table-cell>
          <table:table-cell office:value-type="date" office:date-value="2002-12-11" calcext:value-type="date">
            <text:p>2002-12-11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TransPlus (Česko) s.r.o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2-10-30" calcext:value-type="date">
            <text:p>2002-10-30</text:p>
          </table:table-cell>
          <table:table-cell office:value-type="date" office:date-value="2003-01-31" calcext:value-type="date">
            <text:p>2003-01-31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L, s.r.o.</text:p>
          </table:table-cell>
          <table:table-cell office:value-type="string" calcext:value-type="string">
            <text:p>jednatel</text:p>
          </table:table-cell>
          <table:table-cell office:value-type="date" office:date-value="2002-12-11" calcext:value-type="date">
            <text:p>2002-12-11</text:p>
          </table:table-cell>
          <table:table-cell office:value-type="date" office:date-value="2005-06-17" calcext:value-type="date">
            <text:p>2005-06-17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TR Albertov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2-04-03" calcext:value-type="date">
            <text:p>2002-04-03</text:p>
          </table:table-cell>
          <table:table-cell office:value-type="date" office:date-value="2005-07-27" calcext:value-type="date">
            <text:p>2005-07-27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ZEOCEM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2-06-17" calcext:value-type="date">
            <text:p>2002-06-17</text:p>
          </table:table-cell>
          <table:table-cell office:value-type="date" office:date-value="2006-10-25" calcext:value-type="date">
            <text:p>2006-10-25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TR Sluncová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6-12-07" calcext:value-type="date">
            <text:p>2006-12-07</text:p>
          </table:table-cell>
          <table:table-cell office:value-type="date" office:date-value="2007-05-23" calcext:value-type="date">
            <text:p>2007-05-23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TR Group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1-05-29" calcext:value-type="date">
            <text:p>2001-05-29</text:p>
          </table:table-cell>
          <table:table-cell office:value-type="date" office:date-value="2007-06-29" calcext:value-type="date">
            <text:p>2007-06-29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TR výhledová,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6-12-14" calcext:value-type="date">
            <text:p>2006-12-14</text:p>
          </table:table-cell>
          <table:table-cell office:value-type="date" office:date-value="2008-03-10" calcext:value-type="date">
            <text:p>2008-03-10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TR výhledová,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8-03-10" calcext:value-type="date">
            <text:p>2008-03-10</text:p>
          </table:table-cell>
          <table:table-cell office:value-type="date" office:date-value="2010-03-01" calcext:value-type="date">
            <text:p>2010-03-01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JPR projekt s.r.o.</text:p>
          </table:table-cell>
          <table:table-cell office:value-type="string" calcext:value-type="string">
            <text:p>jednatel</text:p>
          </table:table-cell>
          <table:table-cell office:value-type="date" office:date-value="1993-07-21" calcext:value-type="date">
            <text:p>1993-07-21</text:p>
          </table:table-cell>
          <table:table-cell office:value-type="date" office:date-value="2010-08-26" calcext:value-type="date">
            <text:p>2010-08-26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1-12" calcext:value-type="date">
            <text:p>2012-01-12</text:p>
          </table:table-cell>
          <table:table-cell office:value-type="date" office:date-value="2012-08-06" calcext:value-type="date">
            <text:p>2012-08-06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3-27" calcext:value-type="date">
            <text:p>2014-03-27</text:p>
          </table:table-cell>
          <table:table-cell office:value-type="date" office:date-value="2015-04-15" calcext:value-type="date">
            <text:p>2015-04-15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6-27" calcext:value-type="date">
            <text:p>2014-06-27</text:p>
          </table:table-cell>
          <table:table-cell office:value-type="date" office:date-value="2015-04-16" calcext:value-type="date">
            <text:p>2015-04-16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4-07-27" calcext:value-type="date">
            <text:p>2014-07-27</text:p>
          </table:table-cell>
          <table:table-cell office:value-type="date" office:date-value="2015-05-12" calcext:value-type="date">
            <text:p>2015-05-12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8-09" calcext:value-type="date">
            <text:p>2014-08-0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C Sparta Praha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9-10-07" calcext:value-type="date">
            <text:p>2009-10-07</text:p>
          </table:table-cell>
          <table:table-cell office:value-type="date" office:date-value="2011-04-26" calcext:value-type="date">
            <text:p>2011-04-26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C Lev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2-09-12" calcext:value-type="date">
            <text:p>2012-09-12</text:p>
          </table:table-cell>
          <table:table-cell office:value-type="date" office:date-value="2013-06-17" calcext:value-type="date">
            <text:p>2013-06-17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4-03-31" calcext:value-type="date">
            <text:p>2014-03-31</text:p>
          </table:table-cell>
          <table:table-cell office:value-type="date" office:date-value="2014-12-12" calcext:value-type="date">
            <text:p>2014-12-12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6-30" calcext:value-type="date">
            <text:p>2011-06-30</text:p>
          </table:table-cell>
          <table:table-cell office:value-type="date" office:date-value="2015-03-25" calcext:value-type="date">
            <text:p>2015-03-25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GSB spol. s.r.o.</text:p>
          </table:table-cell>
          <table:table-cell office:value-type="string" calcext:value-type="string">
            <text:p>jednatel</text:p>
          </table:table-cell>
          <table:table-cell office:value-type="date" office:date-value="2006-01-09" calcext:value-type="date">
            <text:p>2006-01-0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C Sparta Praha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11-04-26" calcext:value-type="date">
            <text:p>2011-04-2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portovní holding Praha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2-08-06" calcext:value-type="date">
            <text:p>2012-08-0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G Group Invest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13-09-30" calcext:value-type="date">
            <text:p>2013-09-3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Bří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Löwy, s.r.o.</text:p>
          </table:table-cell>
          <table:table-cell office:value-type="string" calcext:value-type="string">
            <text:p>jednatel</text:p>
          </table:table-cell>
          <table:table-cell office:value-type="date" office:date-value="2015-09-04" calcext:value-type="date">
            <text:p>2015-09-0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 Dolínek</text:p>
          </table:table-cell>
          <table:table-cell table:style-name="ce2" office:value-type="string" calcext:value-type="string">
            <text:p>ČSSD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3">
          <table:table-cell table:style-name="ce2" office:value-type="string" calcext:value-type="string">
            <text:p>Petr Dolínek</text:p>
          </table:table-cell>
          <table:table-cell table:style-name="ce2" office:value-type="string" calcext:value-type="string">
            <text:p>ČSSD</text:p>
          </table:table-cell>
          <table:table-cell table:style-name="ce8" office:value-type="string" calcext:value-type="string">
            <text:p>Sport united, o. p. s. </text:p>
          </table:table-cell>
          <table:table-cell table:style-name="ce4" office:value-type="string" calcext:value-type="string">
            <text:p>člen dozorčí rady</text:p>
          </table:table-cell>
          <table:table-cell table:style-name="ce9" office:value-type="date" office:date-value="2012-10-19" calcext:value-type="date">
            <text:p>2012-10-1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 Dolínek</text:p>
          </table:table-cell>
          <table:table-cell table:style-name="ce2" office:value-type="string" calcext:value-type="string">
            <text:p>ČSSD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předseda dozorčí rady</text:p>
          </table:table-cell>
          <table:table-cell table:style-name="ce9" office:value-type="date" office:date-value="2014-12-10" calcext:value-type="date">
            <text:p>2014-12-1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 Fifk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Rofi s.r.o. v likvidaci</text:p>
          </table:table-cell>
          <table:table-cell table:style-name="ce4" office:value-type="string" calcext:value-type="string">
            <text:p>jednatel</text:p>
          </table:table-cell>
          <table:table-cell table:style-name="ce9" office:value-type="date" office:date-value="2000-11-14" calcext:value-type="date">
            <text:p>2000-11-14</text:p>
          </table:table-cell>
          <table:table-cell table:style-name="ce9" office:value-type="date" office:date-value="2000-11-29" calcext:value-type="date">
            <text:p>2000-11-29</text:p>
          </table:table-cell>
        </table:table-row>
        <table:table-row table:style-name="ro2">
          <table:table-cell table:style-name="ce2" office:value-type="string" calcext:value-type="string">
            <text:p>Petr Fifk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Kometa s.r.o.</text:p>
          </table:table-cell>
          <table:table-cell table:style-name="ce4" office:value-type="string" calcext:value-type="string">
            <text:p>člen představenstva</text:p>
          </table:table-cell>
          <table:table-cell table:style-name="ce9" office:value-type="date" office:date-value="2011-01-01" calcext:value-type="date">
            <text:p>2011-01-01</text:p>
          </table:table-cell>
          <table:table-cell table:style-name="ce9" office:value-type="date" office:date-value="2012-10-19" calcext:value-type="date">
            <text:p>2012-10-19</text:p>
          </table:table-cell>
        </table:table-row>
        <table:table-row table:style-name="ro2">
          <table:table-cell table:style-name="ce2" office:value-type="string" calcext:value-type="string">
            <text:p>Petr Fifk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 Fifka</text:p>
          </table:table-cell>
          <table:table-cell table:style-name="ce2" office:value-type="string" calcext:value-type="string">
            <text:p>ODS</text:p>
          </table:table-cell>
          <table:table-cell table:style-name="ce4" office:value-type="string" calcext:value-type="string">
            <text:p>Sdružení výrobců volně prodejných léč. přípravků</text:p>
          </table:table-cell>
          <table:table-cell table:style-name="ce4" office:value-type="string" calcext:value-type="string">
            <text:p>člen představenstva</text:p>
          </table:table-cell>
          <table:table-cell table:style-name="ce9" office:value-type="date" office:date-value="2014-11-25" calcext:value-type="date">
            <text:p>2014-11-2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Hána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8-12-01" calcext:value-type="date">
            <text:p>1998-12-01</text:p>
          </table:table-cell>
          <table:table-cell office:value-type="date" office:date-value="2011-08-04" calcext:value-type="date">
            <text:p>2011-08-04</text:p>
          </table:table-cell>
        </table:table-row>
        <table:table-row table:style-name="ro2">
          <table:table-cell office:value-type="string" calcext:value-type="string">
            <text:p>Petr Hána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Petr Novotný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Prch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 Štěpánek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Pražská vodohospodářská společnost</text:p>
          </table:table-cell>
          <table:table-cell office:value-type="string" calcext:value-type="string">
            <text:p>předseda dozorčí rady</text:p>
          </table:table-cell>
          <table:table-cell table:style-name="ce9" office:value-type="date" office:date-value="2007-03-28" calcext:value-type="date">
            <text:p>2007-03-28</text:p>
          </table:table-cell>
          <table:table-cell table:style-name="ce9" office:value-type="date" office:date-value="2011-05-31" calcext:value-type="date">
            <text:p>2011-05-31</text:p>
          </table:table-cell>
        </table:table-row>
        <table:table-row table:style-name="ro2">
          <table:table-cell table:style-name="ce2" office:value-type="string" calcext:value-type="string">
            <text:p>Petr Štěpánek</text:p>
          </table:table-cell>
          <table:table-cell table:style-name="ce2" office:value-type="string" calcext:value-type="string">
            <text:p>3K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místopředseda dozorčí rady</text:p>
          </table:table-cell>
          <table:table-cell table:style-name="ce9" office:value-type="date" office:date-value="2007-06-27" calcext:value-type="date">
            <text:p>2007-06-27</text:p>
          </table:table-cell>
          <table:table-cell table:style-name="ce9" office:value-type="date" office:date-value="2011-08-03" calcext:value-type="date">
            <text:p>2011-08-03</text:p>
          </table:table-cell>
        </table:table-row>
        <table:table-row table:style-name="ro2">
          <table:table-cell table:style-name="ce2" office:value-type="string" calcext:value-type="string">
            <text:p>Petr Štěpánek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Hlavní město Praha</text:p>
          </table:table-cell>
          <table:table-cell table:style-name="ce4" office:value-type="string" calcext:value-type="string">
            <text:p>zastupitel</text:p>
          </table:table-cell>
          <table:table-cell table:style-name="ce9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 Štěpánek</text:p>
          </table:table-cell>
          <table:table-cell table:style-name="ce2" office:value-type="string" calcext:value-type="string">
            <text:p>3K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předseda dozorčí rady</text:p>
          </table:table-cell>
          <table:table-cell table:style-name="ce9" office:value-type="date" office:date-value="2015-02-28" calcext:value-type="date">
            <text:p>2015-02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Petr Trombí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vicenum, národní podnik v likvidaci</text:p>
          </table:table-cell>
          <table:table-cell office:value-type="string" calcext:value-type="string">
            <text:p>ředitel</text:p>
          </table:table-cell>
          <table:table-cell office:value-type="date" office:date-value="1993-02-16" calcext:value-type="date">
            <text:p>1993-02-16</text:p>
          </table:table-cell>
          <table:table-cell office:value-type="date" office:date-value="1993-08-27" calcext:value-type="date">
            <text:p>1993-08-27</text:p>
          </table:table-cell>
        </table:table-row>
        <table:table-row table:style-name="ro2">
          <table:table-cell office:value-type="string" calcext:value-type="string">
            <text:p>Petr Trombí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vicenum, národní podnik v likvidaci</text:p>
          </table:table-cell>
          <table:table-cell office:value-type="string" calcext:value-type="string">
            <text:p>likvidátor</text:p>
          </table:table-cell>
          <table:table-cell office:value-type="date" office:date-value="1993-08-27" calcext:value-type="date">
            <text:p>1993-08-27</text:p>
          </table:table-cell>
          <table:table-cell office:value-type="date" office:date-value="1994-09-13" calcext:value-type="date">
            <text:p>1994-09-13</text:p>
          </table:table-cell>
        </table:table-row>
        <table:table-row table:style-name="ro2">
          <table:table-cell office:value-type="string" calcext:value-type="string">
            <text:p>Petr Trombík</text:p>
          </table:table-cell>
          <table:table-cell office:value-type="string" calcext:value-type="string">
            <text:p>TOP 09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člen správní rady</text:p>
          </table:table-cell>
          <table:table-cell office:value-type="date" office:date-value="2011-12-21" calcext:value-type="date">
            <text:p>2011-12-21</text:p>
          </table:table-cell>
          <table:table-cell office:value-type="date" office:date-value="2012-05-03" calcext:value-type="date">
            <text:p>2012-05-03</text:p>
          </table:table-cell>
        </table:table-row>
        <table:table-row table:style-name="ro2">
          <table:table-cell office:value-type="string" calcext:value-type="string">
            <text:p>Petr Trombí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Petr Trombík</text:p>
          </table:table-cell>
          <table:table-cell office:value-type="string" calcext:value-type="string">
            <text:p>TOP 09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místopředseda správní rady</text:p>
          </table:table-cell>
          <table:table-cell office:value-type="date" office:date-value="2012-05-03" calcext:value-type="date">
            <text:p>2012-05-03</text:p>
          </table:table-cell>
          <table:table-cell office:value-type="date" office:date-value="2014-12-21" calcext:value-type="date">
            <text:p>2014-12-21</text:p>
          </table:table-cell>
        </table:table-row>
        <table:table-row table:style-name="ro2">
          <table:table-cell office:value-type="string" calcext:value-type="string">
            <text:p>Petr Trombí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12-07" calcext:value-type="date">
            <text:p>2011-12-07</text:p>
          </table:table-cell>
          <table:table-cell office:value-type="date" office:date-value="2015-02-17" calcext:value-type="date">
            <text:p>2015-02-17</text:p>
          </table:table-cell>
        </table:table-row>
        <table:table-row table:style-name="ro2">
          <table:table-cell office:value-type="string" calcext:value-type="string">
            <text:p>Petr Trombí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olektory Praha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03-14" calcext:value-type="date">
            <text:p>2012-03-14</text:p>
          </table:table-cell>
          <table:table-cell office:value-type="date" office:date-value="2015-04-28" calcext:value-type="date">
            <text:p>2015-04-28</text:p>
          </table:table-cell>
        </table:table-row>
        <table:table-row table:style-name="ro2">
          <table:table-cell office:value-type="string" calcext:value-type="string">
            <text:p>Petr Trombí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árodní bezpečnostní úřad, z.ú.</text:p>
          </table:table-cell>
          <table:table-cell office:value-type="string" calcext:value-type="string">
            <text:p>ředitel</text:p>
          </table:table-cell>
          <table:table-cell office:value-type="date" office:date-value="2015-08-17" calcext:value-type="date">
            <text:p>2015-08-1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a Kolínská</text:p>
          </table:table-cell>
          <table:table-cell table:style-name="ce2" office:value-type="string" calcext:value-type="string">
            <text:p>3K</text:p>
          </table:table-cell>
          <table:table-cell table:style-name="ce4" office:value-type="string" calcext:value-type="string">
            <text:p>Nedejte se, o. p. s.</text:p>
          </table:table-cell>
          <table:table-cell table:style-name="ce4" office:value-type="string" calcext:value-type="string">
            <text:p>člen dozorčí rady</text:p>
          </table:table-cell>
          <table:table-cell table:style-name="ce9" office:value-type="date" office:date-value="2014-01-22" calcext:value-type="date">
            <text:p>2014-01-2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a Kolínská</text:p>
          </table:table-cell>
          <table:table-cell table:style-name="ce2" office:value-type="string" calcext:value-type="string">
            <text:p>3K</text:p>
          </table:table-cell>
          <table:table-cell table:style-name="ce2" office:value-type="string" calcext:value-type="string">
            <text:p>Hlavní město Praha</text:p>
          </table:table-cell>
          <table:table-cell table:style-name="ce2" office:value-type="string" calcext:value-type="string">
            <text:p>zastupitel</text:p>
          </table:table-cell>
          <table:table-cell table:style-name="ce11"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table:style-name="ce2" office:value-type="string" calcext:value-type="string">
            <text:p>Petra Kolínská</text:p>
          </table:table-cell>
          <table:table-cell table:style-name="ce2" office:value-type="string" calcext:value-type="string">
            <text:p>3K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table:style-name="ce2" office:value-type="string" calcext:value-type="string">
            <text:p>člen dozorčí rady</text:p>
          </table:table-cell>
          <table:table-cell table:style-name="ce11" office:value-type="date" office:date-value="2014-12-09" calcext:value-type="date">
            <text:p>2014-12-0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adek Lacko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Čestamk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0-09-17" calcext:value-type="date">
            <text:p>2010-09-17</text:p>
          </table:table-cell>
          <table:table-cell office:value-type="date" office:date-value="2012-08-01" calcext:value-type="date">
            <text:p>2012-08-01</text:p>
          </table:table-cell>
        </table:table-row>
        <table:table-row table:style-name="ro2">
          <table:table-cell office:value-type="string" calcext:value-type="string">
            <text:p>Radek Lacko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adek Lacko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Trade center Praha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5-03-30" calcext:value-type="date">
            <text:p>2015-03-3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adek Lacko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Pražská plynárenská Holding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15-04-16" calcext:value-type="date">
            <text:p>2015-04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adek Lacko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Olivova dětská léčebna</text:p>
          </table:table-cell>
          <table:table-cell office:value-type="string" calcext:value-type="string">
            <text:p>člen správní rady</text:p>
          </table:table-cell>
          <table:table-cell office:value-type="date" office:date-value="2015-06-12" calcext:value-type="date">
            <text:p>2015-06-1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adek Lohy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PB Brno a.s.</text:p>
          </table:table-cell>
          <table:table-cell office:value-type="string" calcext:value-type="string">
            <text:p>jednatel</text:p>
          </table:table-cell>
          <table:table-cell office:value-type="date" office:date-value="1995-03-09" calcext:value-type="date">
            <text:p>1995-03-09</text:p>
          </table:table-cell>
          <table:table-cell office:value-type="date" office:date-value="2000-11-21" calcext:value-type="date">
            <text:p>2000-11-21</text:p>
          </table:table-cell>
        </table:table-row>
        <table:table-row table:style-name="ro2">
          <table:table-cell office:value-type="string" calcext:value-type="string">
            <text:p>Radek Lohy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Kongresové centrum Praha,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8-07-15" calcext:value-type="date">
            <text:p>2008-07-15</text:p>
          </table:table-cell>
          <table:table-cell office:value-type="date" office:date-value="2010-12-07" calcext:value-type="date">
            <text:p>2010-12-07</text:p>
          </table:table-cell>
        </table:table-row>
        <table:table-row table:style-name="ro2">
          <table:table-cell office:value-type="string" calcext:value-type="string">
            <text:p>Radek Lohy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4-energetická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9-03-20" calcext:value-type="date">
            <text:p>2009-03-20</text:p>
          </table:table-cell>
          <table:table-cell office:value-type="date" office:date-value="2012-12-12" calcext:value-type="date">
            <text:p>2012-12-12</text:p>
          </table:table-cell>
        </table:table-row>
        <table:table-row table:style-name="ro2">
          <table:table-cell office:value-type="string" calcext:value-type="string">
            <text:p>Radek Lohy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Radek Lohyn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rganon s.r.o.</text:p>
          </table:table-cell>
          <table:table-cell office:value-type="string" calcext:value-type="string">
            <text:p>jednatel</text:p>
          </table:table-cell>
          <table:table-cell office:value-type="date" office:date-value="2014-08-19" calcext:value-type="date">
            <text:p>2014-08-19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adomír Nepi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Fisner s.r.o.</text:p>
          </table:table-cell>
          <table:table-cell office:value-type="string" calcext:value-type="string">
            <text:p>jednatel</text:p>
          </table:table-cell>
          <table:table-cell office:value-type="date" office:date-value="2011-08-03" calcext:value-type="date">
            <text:p>2011-08-03</text:p>
          </table:table-cell>
          <table:table-cell office:value-type="date" office:date-value="2015-01-03" calcext:value-type="date">
            <text:p>2015-01-03</text:p>
          </table:table-cell>
        </table:table-row>
        <table:table-row table:style-name="ro2">
          <table:table-cell office:value-type="string" calcext:value-type="string">
            <text:p>Radomír Nepi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adomír Nepil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Operátor Opencard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2-18" calcext:value-type="date">
            <text:p>2015-02-1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oman Petru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TRI PLUS, s.r.o.</text:p>
          </table:table-cell>
          <table:table-cell office:value-type="string" calcext:value-type="string">
            <text:p>jednatel</text:p>
          </table:table-cell>
          <table:table-cell office:value-type="date" office:date-value="1998-10-05" calcext:value-type="date">
            <text:p>1998-10-05</text:p>
          </table:table-cell>
          <table:table-cell office:value-type="date" office:date-value="1999-03-08" calcext:value-type="date">
            <text:p>1999-03-08</text:p>
          </table:table-cell>
        </table:table-row>
        <table:table-row table:style-name="ro2">
          <table:table-cell office:value-type="string" calcext:value-type="string">
            <text:p>Roman Petru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dreAI GAK s.r.o.</text:p>
          </table:table-cell>
          <table:table-cell office:value-type="string" calcext:value-type="string">
            <text:p>jednatel</text:p>
          </table:table-cell>
          <table:table-cell office:value-type="date" office:date-value="1998-09-25" calcext:value-type="date">
            <text:p>1998-09-25</text:p>
          </table:table-cell>
          <table:table-cell office:value-type="date" office:date-value="1999-04-29" calcext:value-type="date">
            <text:p>1999-04-29</text:p>
          </table:table-cell>
        </table:table-row>
        <table:table-row table:style-name="ro2">
          <table:table-cell office:value-type="string" calcext:value-type="string">
            <text:p>Roman Petru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Panda kompani 98, s.r.o.</text:p>
          </table:table-cell>
          <table:table-cell office:value-type="string" calcext:value-type="string">
            <text:p>jednatel</text:p>
          </table:table-cell>
          <table:table-cell office:value-type="date" office:date-value="1999-01-20" calcext:value-type="date">
            <text:p>1999-01-20</text:p>
          </table:table-cell>
          <table:table-cell office:value-type="date" office:date-value="1999-11-25" calcext:value-type="date">
            <text:p>1999-11-25</text:p>
          </table:table-cell>
        </table:table-row>
        <table:table-row table:style-name="ro2">
          <table:table-cell office:value-type="string" calcext:value-type="string">
            <text:p>Roman Petru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1-06-28" calcext:value-type="date">
            <text:p>2011-06-28</text:p>
          </table:table-cell>
          <table:table-cell office:value-type="date" office:date-value="2011-10-20" calcext:value-type="date">
            <text:p>2011-10-20</text:p>
          </table:table-cell>
        </table:table-row>
        <table:table-row table:style-name="ro2">
          <table:table-cell office:value-type="string" calcext:value-type="string">
            <text:p>Roman Petru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Centrum Palmovk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1-19" calcext:value-type="date">
            <text:p>2012-01-19</text:p>
          </table:table-cell>
          <table:table-cell office:value-type="date" office:date-value="2012-07-18" calcext:value-type="date">
            <text:p>2012-07-18</text:p>
          </table:table-cell>
        </table:table-row>
        <table:table-row table:style-name="ro2">
          <table:table-cell office:value-type="string" calcext:value-type="string">
            <text:p>Roman Petru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Roman Petru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ESEMPIO EXPERTO, s.r.o.</text:p>
          </table:table-cell>
          <table:table-cell office:value-type="string" calcext:value-type="string">
            <text:p>jednatel</text:p>
          </table:table-cell>
          <table:table-cell office:value-type="date" office:date-value="2000-02-08" calcext:value-type="date">
            <text:p>2000-02-08</text:p>
          </table:table-cell>
          <table:table-cell office:value-type="date" office:date-value="2015-03-31" calcext:value-type="date">
            <text:p>2015-03-31</text:p>
          </table:table-cell>
        </table:table-row>
        <table:table-row table:style-name="ro2"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Štepánovo pekařství Trade s.r.o.</text:p>
          </table:table-cell>
          <table:table-cell office:value-type="string" calcext:value-type="string">
            <text:p>jednatel</text:p>
          </table:table-cell>
          <table:table-cell office:value-type="date" office:date-value="2004-08-17" calcext:value-type="date">
            <text:p>2004-08-17</text:p>
          </table:table-cell>
          <table:table-cell office:value-type="date" office:date-value="2010-07-21" calcext:value-type="date">
            <text:p>2010-07-21</text:p>
          </table:table-cell>
        </table:table-row>
        <table:table-row table:style-name="ro2"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energetika 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4-02" calcext:value-type="date">
            <text:p>2013-04-02</text:p>
          </table:table-cell>
          <table:table-cell office:value-type="date" office:date-value="2013-08-13" calcext:value-type="date">
            <text:p>2013-08-13</text:p>
          </table:table-cell>
        </table:table-row>
        <table:table-row table:style-name="ro2"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energetika Holding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3-08-13" calcext:value-type="date">
            <text:p>2013-08-13</text:p>
          </table:table-cell>
          <table:table-cell office:value-type="date" office:date-value="2014-07-25" calcext:value-type="date">
            <text:p>2014-07-25</text:p>
          </table:table-cell>
        </table:table-row>
        <table:table-row table:style-name="ro2"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5-02" calcext:value-type="date">
            <text:p>2012-05-02</text:p>
          </table:table-cell>
          <table:table-cell office:value-type="date" office:date-value="2014-12-09" calcext:value-type="date">
            <text:p>2014-12-09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é restituce, státní podnik v likvidaci</text:p>
          </table:table-cell>
          <table:table-cell office:value-type="string" calcext:value-type="string">
            <text:p>likvidátor</text:p>
          </table:table-cell>
          <table:table-cell office:value-type="date" office:date-value="1998-01-01" calcext:value-type="date">
            <text:p>1998-01-01</text:p>
          </table:table-cell>
          <table:table-cell office:value-type="date" office:date-value="1999-01-27" calcext:value-type="date">
            <text:p>1999-01-27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bchod s palivy a stavebninami, Praha</text:p>
          </table:table-cell>
          <table:table-cell office:value-type="string" calcext:value-type="string">
            <text:p>likvidátor</text:p>
          </table:table-cell>
          <table:table-cell office:value-type="date" office:date-value="1998-02-02" calcext:value-type="date">
            <text:p>1998-02-02</text:p>
          </table:table-cell>
          <table:table-cell office:value-type="date" office:date-value="1999-01-27" calcext:value-type="date">
            <text:p>1999-01-27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paroplavební společnost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4-06-10" calcext:value-type="date">
            <text:p>1994-06-10</text:p>
          </table:table-cell>
          <table:table-cell office:value-type="date" office:date-value="1999-07-08" calcext:value-type="date">
            <text:p>1999-07-08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1998-03-02" calcext:value-type="date">
            <text:p>1998-03-02</text:p>
          </table:table-cell>
          <table:table-cell office:value-type="date" office:date-value="2000-03-15" calcext:value-type="date">
            <text:p>2000-03-15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Chrasten s.r.o.</text:p>
          </table:table-cell>
          <table:table-cell office:value-type="string" calcext:value-type="string">
            <text:p>jednatel</text:p>
          </table:table-cell>
          <table:table-cell office:value-type="date" office:date-value="1998-10-14" calcext:value-type="date">
            <text:p>1998-10-14</text:p>
          </table:table-cell>
          <table:table-cell office:value-type="date" office:date-value="2000-06-14" calcext:value-type="date">
            <text:p>2000-06-14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Trade center Praha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9-05-26" calcext:value-type="date">
            <text:p>1999-05-26</text:p>
          </table:table-cell>
          <table:table-cell office:value-type="date" office:date-value="2004-02-03" calcext:value-type="date">
            <text:p>2004-02-03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3-03-31" calcext:value-type="date">
            <text:p>2003-03-31</text:p>
          </table:table-cell>
          <table:table-cell office:value-type="date" office:date-value="2005-07-01" calcext:value-type="date">
            <text:p>2005-07-01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představenstva</text:p>
          </table:table-cell>
          <table:table-cell office:value-type="date" office:date-value="2005-05-24" calcext:value-type="date">
            <text:p>2005-05-24</text:p>
          </table:table-cell>
          <table:table-cell office:value-type="date" office:date-value="2007-03-14" calcext:value-type="date">
            <text:p>2007-03-14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10-03-29" calcext:value-type="date">
            <text:p>2010-03-29</text:p>
          </table:table-cell>
          <table:table-cell office:value-type="date" office:date-value="2011-04-26" calcext:value-type="date">
            <text:p>2011-04-26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11-12-22" calcext:value-type="date">
            <text:p>2011-12-22</text:p>
          </table:table-cell>
          <table:table-cell office:value-type="date" office:date-value="2011-04-27" calcext:value-type="date">
            <text:p>2011-04-27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5-07-01" calcext:value-type="date">
            <text:p>2005-07-01</text:p>
          </table:table-cell>
          <table:table-cell office:value-type="date" office:date-value="2011-08-17" calcext:value-type="date">
            <text:p>2011-08-17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table:style-name="ce4" office:value-type="string" calcext:value-type="string">
            <text:p>Nadační fond Bezpečná Praha</text:p>
          </table:table-cell>
          <table:table-cell office:value-type="string" calcext:value-type="string">
            <text:p>místopředseda správní rady</text:p>
          </table:table-cell>
          <table:table-cell office:value-type="date" office:date-value="2007-02-22" calcext:value-type="date">
            <text:p>2007-02-22</text:p>
          </table:table-cell>
          <table:table-cell office:value-type="date" office:date-value="2011-12-21" calcext:value-type="date">
            <text:p>2011-12-21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představenstva</text:p>
          </table:table-cell>
          <table:table-cell office:value-type="date" office:date-value="2011-04-27" calcext:value-type="date">
            <text:p>2011-04-27</text:p>
          </table:table-cell>
          <table:table-cell office:value-type="date" office:date-value="2012-04-21" calcext:value-type="date">
            <text:p>2012-04-21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1990-02-06" calcext:value-type="date">
            <text:p>1990-02-0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MALINA – Nadace Romana Kresty a Daniela Landy</text:p>
          </table:table-cell>
          <table:table-cell office:value-type="string" calcext:value-type="string">
            <text:p>místopředseda</text:p>
          </table:table-cell>
          <table:table-cell office:value-type="date" office:date-value="2003-04-02" calcext:value-type="date">
            <text:p>2003-04-0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kkon s.r.o.</text:p>
          </table:table-cell>
          <table:table-cell office:value-type="string" calcext:value-type="string">
            <text:p>jednatel</text:p>
          </table:table-cell>
          <table:table-cell office:value-type="date" office:date-value="2013-04-05" calcext:value-type="date">
            <text:p>2013-04-0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Mezinárodní česko-arabská obchodní a průmyslová komora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14-01-28" calcext:value-type="date">
            <text:p>2014-01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Fotbalový klub Motorlet Praha s.r.o.</text:p>
          </table:table-cell>
          <table:table-cell office:value-type="string" calcext:value-type="string">
            <text:p>jednatel</text:p>
          </table:table-cell>
          <table:table-cell office:value-type="date" office:date-value="2014-08-13" calcext:value-type="date">
            <text:p>2014-08-1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portovní klub Motorlet Praha</text:p>
          </table:table-cell>
          <table:table-cell office:value-type="string" calcext:value-type="string">
            <text:p>člen výboru</text:p>
          </table:table-cell>
          <table:table-cell office:value-type="date" office:date-value="2015-06-27" calcext:value-type="date">
            <text:p>2015-06-2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Tomáš Hudeček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Český aero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3-11" calcext:value-type="date">
            <text:p>2011-03-11</text:p>
          </table:table-cell>
          <table:table-cell office:value-type="date" office:date-value="2012-03-11" calcext:value-type="date">
            <text:p>2012-03-11</text:p>
          </table:table-cell>
        </table:table-row>
        <table:table-row table:style-name="ro2">
          <table:table-cell office:value-type="string" calcext:value-type="string">
            <text:p>Tomáš Hudeček</text:p>
          </table:table-cell>
          <table:table-cell office:value-type="string" calcext:value-type="string">
            <text:p>Nezávislí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Tomáš Jíl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P Invest s.r.o.</text:p>
          </table:table-cell>
          <table:table-cell office:value-type="string" calcext:value-type="string">
            <text:p>jednatel</text:p>
          </table:table-cell>
          <table:table-cell office:value-type="date" office:date-value="2007-07-25" calcext:value-type="date">
            <text:p>2007-07-25</text:p>
          </table:table-cell>
          <table:table-cell office:value-type="date" office:date-value="2012-03-29" calcext:value-type="date">
            <text:p>2012-03-29</text:p>
          </table:table-cell>
        </table:table-row>
        <table:table-row table:style-name="ro2">
          <table:table-cell office:value-type="string" calcext:value-type="string">
            <text:p>Tomáš Jíl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lzeňská teplárenská a.s.</text:p>
          </table:table-cell>
          <table:table-cell office:value-type="string" calcext:value-type="string">
            <text:p>místopředseda dozorčí rady</text:p>
          </table:table-cell>
          <table:table-cell office:value-type="date" office:date-value="2011-04-06" calcext:value-type="date">
            <text:p>2011-04-06</text:p>
          </table:table-cell>
          <table:table-cell office:value-type="date" office:date-value="2013-02-05" calcext:value-type="date">
            <text:p>2013-02-05</text:p>
          </table:table-cell>
        </table:table-row>
        <table:table-row table:style-name="ro2">
          <table:table-cell office:value-type="string" calcext:value-type="string">
            <text:p>Tomáš Jíl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Diskobol Invest</text:p>
          </table:table-cell>
          <table:table-cell office:value-type="string" calcext:value-type="string">
            <text:p>jednatel</text:p>
          </table:table-cell>
          <table:table-cell office:value-type="date" office:date-value="2004-03-19" calcext:value-type="date">
            <text:p>2004-03-19</text:p>
          </table:table-cell>
          <table:table-cell office:value-type="date" office:date-value="2013-07-18" calcext:value-type="date">
            <text:p>2013-07-18</text:p>
          </table:table-cell>
        </table:table-row>
        <table:table-row table:style-name="ro2">
          <table:table-cell office:value-type="string" calcext:value-type="string">
            <text:p>Tomáš Jíl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UPtel DISK s.r.o.</text:p>
          </table:table-cell>
          <table:table-cell office:value-type="string" calcext:value-type="string">
            <text:p>jednatel</text:p>
          </table:table-cell>
          <table:table-cell office:value-type="date" office:date-value="2009-01-29" calcext:value-type="date">
            <text:p>2009-01-29</text:p>
          </table:table-cell>
          <table:table-cell office:value-type="date" office:date-value="2014-09-15" calcext:value-type="date">
            <text:p>2014-09-15</text:p>
          </table:table-cell>
        </table:table-row>
        <table:table-row table:style-name="ro2">
          <table:table-cell office:value-type="string" calcext:value-type="string">
            <text:p>Tomáš Jíl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Tomáš Jíl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hickle s.r.o.</text:p>
          </table:table-cell>
          <table:table-cell office:value-type="string" calcext:value-type="string">
            <text:p>jednatel</text:p>
          </table:table-cell>
          <table:table-cell office:value-type="date" office:date-value="2012-05-10" calcext:value-type="date">
            <text:p>2012-05-1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Tomáš Jíl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NEO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15-01-28" calcext:value-type="date">
            <text:p>2015-01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áclav Novotný</text:p>
          </table:table-cell>
          <table:table-cell office:value-type="string" calcext:value-type="string">
            <text:p>TOP 09</text:p>
          </table:table-cell>
          <table:table-cell table:style-name="ce2" office:value-type="string" calcext:value-type="string">
            <text:p>Dopravní podnik hl. m. Prahy, akciová společnost</text:p>
          </table:table-cell>
          <table:table-cell office:value-type="string" calcext:value-type="string">
            <text:p>člen dozorčí rady</text:p>
          </table:table-cell>
          <table:table-cell office:value-type="date" office:date-value="2014-01-28" calcext:value-type="date">
            <text:p>2014-01-28</text:p>
          </table:table-cell>
          <table:table-cell office:value-type="date" office:date-value="2014-06-02" calcext:value-type="date">
            <text:p>2014-06-02</text:p>
          </table:table-cell>
        </table:table-row>
        <table:table-row table:style-name="ro2">
          <table:table-cell office:value-type="string" calcext:value-type="string">
            <text:p>Václav Novotn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14-03-31" calcext:value-type="date">
            <text:p>2014-03-31</text:p>
          </table:table-cell>
          <table:table-cell office:value-type="date" office:date-value="2015-02-04" calcext:value-type="date">
            <text:p>2015-02-04</text:p>
          </table:table-cell>
        </table:table-row>
        <table:table-row table:style-name="ro2">
          <table:table-cell office:value-type="string" calcext:value-type="string">
            <text:p>Václav Novotn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ongresové centrum Praha,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13-09-11" calcext:value-type="date">
            <text:p>2013-09-11</text:p>
          </table:table-cell>
          <table:table-cell office:value-type="date" office:date-value="2015-02-23" calcext:value-type="date">
            <text:p>2015-02-23</text:p>
          </table:table-cell>
        </table:table-row>
        <table:table-row table:style-name="ro2">
          <table:table-cell office:value-type="string" calcext:value-type="string">
            <text:p>Václav Novotn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áclav Novotn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družení Hradní stezka</text:p>
          </table:table-cell>
          <table:table-cell office:value-type="string" calcext:value-type="string">
            <text:p>člen statutárního orgánu</text:p>
          </table:table-cell>
          <table:table-cell office:value-type="date" office:date-value="2014-01-10" calcext:value-type="date">
            <text:p>2014-01-1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ěr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energetika 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2-28" calcext:value-type="date">
            <text:p>2012-02-28</text:p>
          </table:table-cell>
          <table:table-cell office:value-type="date" office:date-value="2013-02-28" calcext:value-type="date">
            <text:p>2013-02-28</text:p>
          </table:table-cell>
        </table:table-row>
        <table:table-row table:style-name="ro2">
          <table:table-cell office:value-type="string" calcext:value-type="string">
            <text:p>Věr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teplárenská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4-13" calcext:value-type="date">
            <text:p>2013-04-13</text:p>
          </table:table-cell>
          <table:table-cell office:value-type="date" office:date-value="2013-09-02" calcext:value-type="date">
            <text:p>2013-09-02</text:p>
          </table:table-cell>
        </table:table-row>
        <table:table-row table:style-name="ro2">
          <table:table-cell office:value-type="string" calcext:value-type="string">
            <text:p>Věr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Věr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teplárenská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3-09-02" calcext:value-type="date">
            <text:p>2013-09-02</text:p>
          </table:table-cell>
          <table:table-cell office:value-type="date" office:date-value="2015-06-12" calcext:value-type="date">
            <text:p>2015-06-12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Komplexní služby s.r.o. - v likvidaci</text:p>
          </table:table-cell>
          <table:table-cell office:value-type="string" calcext:value-type="string">
            <text:p>jednatel</text:p>
          </table:table-cell>
          <table:table-cell office:value-type="date" office:date-value="1991-06-21" calcext:value-type="date">
            <text:p>1991-06-21</text:p>
          </table:table-cell>
          <table:table-cell office:value-type="date" office:date-value="2003-02-24" calcext:value-type="date">
            <text:p>2003-02-24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AWBAC Česká republika a.s., v likvidaci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03-05-12" calcext:value-type="date">
            <text:p>2003-05-12</text:p>
          </table:table-cell>
          <table:table-cell office:value-type="date" office:date-value="2004-05-26" calcext:value-type="date">
            <text:p>2004-05-26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chmalz &amp; Co spol. s.r.o. v likvidaci</text:p>
          </table:table-cell>
          <table:table-cell office:value-type="string" calcext:value-type="string">
            <text:p>likvidátor</text:p>
          </table:table-cell>
          <table:table-cell office:value-type="date" office:date-value="2004-06-29" calcext:value-type="date">
            <text:p>2004-06-29</text:p>
          </table:table-cell>
          <table:table-cell office:value-type="date" office:date-value="2006-11-10" calcext:value-type="date">
            <text:p>2006-11-10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Škoda Prah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5-05-02" calcext:value-type="date">
            <text:p>2005-05-02</text:p>
          </table:table-cell>
          <table:table-cell office:value-type="date" office:date-value="2006-11-28" calcext:value-type="date">
            <text:p>2006-11-28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EZ obnovitelné zdroje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9-01-13" calcext:value-type="date">
            <text:p>2009-01-13</text:p>
          </table:table-cell>
          <table:table-cell office:value-type="date" office:date-value="2009-12-03" calcext:value-type="date">
            <text:p>2009-12-03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EZ Bohunice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9-03-19" calcext:value-type="date">
            <text:p>2009-03-19</text:p>
          </table:table-cell>
          <table:table-cell office:value-type="date" office:date-value="2010-03-25" calcext:value-type="date">
            <text:p>2010-03-25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ŠKO-energo s.r.o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8-01-01" calcext:value-type="date">
            <text:p>2008-01-01</text:p>
          </table:table-cell>
          <table:table-cell office:value-type="date" office:date-value="2010-04-30" calcext:value-type="date">
            <text:p>2010-04-30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ŠKO-ENERGO FIN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08-04-07" calcext:value-type="date">
            <text:p>2008-04-07</text:p>
          </table:table-cell>
          <table:table-cell office:value-type="date" office:date-value="2010-09-09" calcext:value-type="date">
            <text:p>2010-09-09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pifer a.s., v likvidaci</text:p>
          </table:table-cell>
          <table:table-cell office:value-type="string" calcext:value-type="string">
            <text:p>jediný akcionář</text:p>
          </table:table-cell>
          <table:table-cell office:value-type="date" office:date-value="2009-12-03" calcext:value-type="date">
            <text:p>2009-12-03</text:p>
          </table:table-cell>
          <table:table-cell office:value-type="date" office:date-value="2010-11-30" calcext:value-type="date">
            <text:p>2010-11-30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EZ obnovitelné zdroje,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09-12-03" calcext:value-type="date">
            <text:p>2009-12-03</text:p>
          </table:table-cell>
          <table:table-cell office:value-type="date" office:date-value="2011-12-13" calcext:value-type="date">
            <text:p>2011-12-13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EZ OZ, uzavřený investiční fond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9-07" calcext:value-type="date">
            <text:p>2011-09-07</text:p>
          </table:table-cell>
          <table:table-cell office:value-type="date" office:date-value="2011-12-19" calcext:value-type="date">
            <text:p>2011-12-19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Veolia energie ČR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0-04-28" calcext:value-type="date">
            <text:p>2010-04-28</text:p>
          </table:table-cell>
          <table:table-cell office:value-type="date" office:date-value="2012-02-17" calcext:value-type="date">
            <text:p>2012-02-17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Pražské služby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2-05-03" calcext:value-type="date">
            <text:p>2012-05-03</text:p>
          </table:table-cell>
          <table:table-cell office:value-type="date" office:date-value="2013-06-27" calcext:value-type="date">
            <text:p>2013-06-27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Glogster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6-19" calcext:value-type="date">
            <text:p>2012-06-19</text:p>
          </table:table-cell>
          <table:table-cell office:value-type="date" office:date-value="2013-11-28" calcext:value-type="date">
            <text:p>2013-11-28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table:style-name="Default" office:value-type="string" calcext:value-type="string">
            <text:p>???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olotron s.r.o.</text:p>
          </table:table-cell>
          <table:table-cell office:value-type="string" calcext:value-type="string">
            <text:p>jednatel</text:p>
          </table:table-cell>
          <table:table-cell office:value-type="date" office:date-value="2012-10-23" calcext:value-type="date">
            <text:p>2012-10-23</text:p>
          </table:table-cell>
          <table:table-cell office:value-type="date" office:date-value="2015-06-15" calcext:value-type="date">
            <text:p>2015-06-15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Sofolgia a.s.</text:p>
          </table:table-cell>
          <table:table-cell office:value-type="string" calcext:value-type="string">
            <text:p>místopředseda představenstva</text:p>
          </table:table-cell>
          <table:table-cell office:value-type="date" office:date-value="2013-11-25" calcext:value-type="date">
            <text:p>2013-11-25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Glogster a.s.</text:p>
          </table:table-cell>
          <table:table-cell office:value-type="string" calcext:value-type="string">
            <text:p>předseda dozorčí rady</text:p>
          </table:table-cell>
          <table:table-cell office:value-type="date" office:date-value="2013-11-28" calcext:value-type="date">
            <text:p>2013-11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mír Schmalz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árodní centrum pro digitální ekonomiku, z.ú.</text:p>
          </table:table-cell>
          <table:table-cell office:value-type="string" calcext:value-type="string">
            <text:p>předseda správní rady</text:p>
          </table:table-cell>
          <table:table-cell office:value-type="date" office:date-value="2015-03-10" calcext:value-type="date">
            <text:p>2015-03-1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Jizera a.s.</text:p>
          </table:table-cell>
          <table:table-cell office:value-type="string" calcext:value-type="string">
            <text:p>člen představenstva</text:p>
          </table:table-cell>
          <table:table-cell office:value-type="date" office:date-value="1993-07-01" calcext:value-type="date">
            <text:p>1993-07-01</text:p>
          </table:table-cell>
          <table:table-cell office:value-type="date" office:date-value="1993-11-01" calcext:value-type="date">
            <text:p>1993-11-01</text:p>
          </table:table-cell>
        </table:table-row>
        <table:table-row table:style-name="ro2"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Inconex, a.s.</text:p>
          </table:table-cell>
          <table:table-cell office:value-type="string" calcext:value-type="string">
            <text:p>předsedkyně dozorčí rady</text:p>
          </table:table-cell>
          <table:table-cell office:value-type="date" office:date-value="2001-12-17" calcext:value-type="date">
            <text:p>2001-12-17</text:p>
          </table:table-cell>
          <table:table-cell office:value-type="date" office:date-value="2003-01-20" calcext:value-type="date">
            <text:p>2003-01-20</text:p>
          </table:table-cell>
        </table:table-row>
        <table:table-row table:style-name="ro2"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lfa Gate a.s.</text:p>
          </table:table-cell>
          <table:table-cell office:value-type="string" calcext:value-type="string">
            <text:p>likvidátor</text:p>
          </table:table-cell>
          <table:table-cell office:value-type="date" office:date-value="2005-04-07" calcext:value-type="date">
            <text:p>2005-04-07</text:p>
          </table:table-cell>
          <table:table-cell office:value-type="date" office:date-value="2007-02-19" calcext:value-type="date">
            <text:p>2007-02-19</text:p>
          </table:table-cell>
        </table:table-row>
        <table:table-row table:style-name="ro2"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parkovací a.s.</text:p>
          </table:table-cell>
          <table:table-cell office:value-type="string" calcext:value-type="string">
            <text:p>předseda představenstva</text:p>
          </table:table-cell>
          <table:table-cell office:value-type="date" office:date-value="2012-09-06" calcext:value-type="date">
            <text:p>2012-09-06</text:p>
          </table:table-cell>
          <table:table-cell office:value-type="date" office:date-value="2013-08-01" calcext:value-type="date">
            <text:p>2013-08-01</text:p>
          </table:table-cell>
        </table:table-row>
        <table:table-row table:style-name="ro2"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adační fond Rychlé šípy Jaroslava Foglara</text:p>
          </table:table-cell>
          <table:table-cell office:value-type="string" calcext:value-type="string">
            <text:p>člen správní rady</text:p>
          </table:table-cell>
          <table:table-cell office:value-type="date" office:date-value="2013-12-28" calcext:value-type="date">
            <text:p>2013-12-28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Skautská nadace Jaroslava Foglara</text:p>
          </table:table-cell>
          <table:table-cell office:value-type="string" calcext:value-type="string">
            <text:p>člen správní rady</text:p>
          </table:table-cell>
          <table:table-cell office:value-type="date" office:date-value="2015-02-04" calcext:value-type="date">
            <text:p>2015-02-0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adační fond na realizaci objektu k poctě Jaroslava Seiferta, nositele Nobelovy ceny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7-23" calcext:value-type="date">
            <text:p>2015-07-2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slava Vesel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ala-welding.cz s.r.o.</text:p>
          </table:table-cell>
          <table:table-cell office:value-type="string" calcext:value-type="string">
            <text:p>jednatel</text:p>
          </table:table-cell>
          <table:table-cell office:value-type="date" office:date-value="2000-02-08" calcext:value-type="date">
            <text:p>2000-02-08</text:p>
          </table:table-cell>
          <table:table-cell office:value-type="date" office:date-value="2010-08-25" calcext:value-type="date">
            <text:p>2010-08-25</text:p>
          </table:table-cell>
        </table:table-row>
        <table:table-row table:style-name="ro2">
          <table:table-cell office:value-type="string" calcext:value-type="string">
            <text:p>Vladislava Vesel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4-10-11" calcext:value-type="date">
            <text:p>2014-10-11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slava Vesel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Rozvojové projekty Praha,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2-04" calcext:value-type="date">
            <text:p>2015-02-0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Vladislava Veselá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Trade center Praha a.s.</text:p>
          </table:table-cell>
          <table:table-cell office:value-type="string" calcext:value-type="string">
            <text:p>člen dozorčí rady</text:p>
          </table:table-cell>
          <table:table-cell office:value-type="date" office:date-value="2015-03-30" calcext:value-type="date">
            <text:p>2015-03-30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spen Institute Prague, o.p.s.</text:p>
          </table:table-cell>
          <table:table-cell office:value-type="string" calcext:value-type="string">
            <text:p>člen správní rady</text:p>
          </table:table-cell>
          <table:table-cell office:value-type="date" office:date-value="2012-07-11" calcext:value-type="date">
            <text:p>2012-07-11</text:p>
          </table:table-cell>
          <table:table-cell office:value-type="date" office:date-value="2012-11-30" calcext:value-type="date">
            <text:p>2012-11-30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upharo 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13-03-19" calcext:value-type="date">
            <text:p>2013-03-19</text:p>
          </table:table-cell>
          <table:table-cell office:value-type="date" office:date-value="2012-12-25" calcext:value-type="date">
            <text:p>2012-12-25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adační fond Pragae quinta regione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2-15" calcext:value-type="date">
            <text:p>2012-02-15</text:p>
          </table:table-cell>
          <table:table-cell office:value-type="date" office:date-value="2013-03-08" calcext:value-type="date">
            <text:p>2013-03-08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upharo Park</text:p>
          </table:table-cell>
          <table:table-cell office:value-type="string" calcext:value-type="string">
            <text:p>člen dozorčí rady</text:p>
          </table:table-cell>
          <table:table-cell office:value-type="date" office:date-value="2011-01-05" calcext:value-type="date">
            <text:p>2011-01-05</text:p>
          </table:table-cell>
          <table:table-cell office:value-type="date" office:date-value="2013-11-14" calcext:value-type="date">
            <text:p>2013-11-14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Museum Kampa - Nadace Jana a Medy Mládkových </text:p>
          </table:table-cell>
          <table:table-cell office:value-type="string" calcext:value-type="string">
            <text:p>člen správní rady</text:p>
          </table:table-cell>
          <table:table-cell office:value-type="date" office:date-value="2002-09-04" calcext:value-type="date">
            <text:p>2002-09-04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Czech Republic for finance o.p.s.</text:p>
          </table:table-cell>
          <table:table-cell office:value-type="string" calcext:value-type="string">
            <text:p>člen správní rady</text:p>
          </table:table-cell>
          <table:table-cell office:value-type="date" office:date-value="2011-06-22" calcext:value-type="date">
            <text:p>2011-06-2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PMG Advisory, s.r.o.</text:p>
          </table:table-cell>
          <table:table-cell office:value-type="string" calcext:value-type="string">
            <text:p>jednatel</text:p>
          </table:table-cell>
          <table:table-cell office:value-type="date" office:date-value="2013-04-03" calcext:value-type="date">
            <text:p>2013-04-03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KPMG Česká republika, s.r.o.</text:p>
          </table:table-cell>
          <table:table-cell office:value-type="string" calcext:value-type="string">
            <text:p>prokurista</text:p>
          </table:table-cell>
          <table:table-cell office:value-type="date" office:date-value="2013-10-07" calcext:value-type="date">
            <text:p>2013-10-07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Zdeněk Tů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adace CERGE – EI</text:p>
          </table:table-cell>
          <table:table-cell office:value-type="string" calcext:value-type="string">
            <text:p>předseda správní rady</text:p>
          </table:table-cell>
          <table:table-cell office:value-type="date" office:date-value="2015-10-02" calcext:value-type="date">
            <text:p>2015-10-02</text:p>
          </table:table-cell>
          <table:table-cell table:style-name="Default" office:value-type="string" calcext:value-type="string">
            <text:p>dosud</text:p>
          </table:table-cell>
        </table:table-row>
        <table:table-row table:style-name="ro2">
          <table:table-cell office:value-type="string" calcext:value-type="string">
            <text:p>Zuzana Bonhomme Hanke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Hlavní město Praha</text:p>
          </table:table-cell>
          <table:table-cell office:value-type="string" calcext:value-type="string">
            <text:p>zastupitel</text:p>
          </table:table-cell>
          <table:table-cell office:value-type="date" office:date-value="2010-10-16" calcext:value-type="date">
            <text:p>2010-10-16</text:p>
          </table:table-cell>
          <table:table-cell office:value-type="date" office:date-value="2014-10-11" calcext:value-type="date">
            <text:p>2014-10-11</text:p>
          </table:table-cell>
        </table:table-row>
        <table:table-row table:style-name="ro2">
          <table:table-cell office:value-type="string" calcext:value-type="string">
            <text:p>Zuzana Bonhomme Hanke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člen dozorčí rady</text:p>
          </table:table-cell>
          <table:table-cell office:value-type="date" office:date-value="2012-04-23" calcext:value-type="date">
            <text:p>2012-04-23</text:p>
          </table:table-cell>
          <table:table-cell office:value-type="date" office:date-value="2015-05-13" calcext:value-type="date">
            <text:p>2015-05-13</text:p>
          </table:table-cell>
        </table:table-row>
      </table:table>
      <table:named-expressions/>
      <table:database-ranges>
        <table:database-range table:name="__Anonymous_Sheet_DB__0" table:target-range-address="List1.A1:List1.F6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.00.0000</text:date>, <text:time style:data-style-name="N2" text:time-value="14:09:30.43687776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tron </meta:initial-creator>
    <meta:creation-date>2015-10-02T13:55:17.745305701</meta:creation-date>
    <dc:date>2015-10-16T17:00:26.248879403</dc:date>
    <dc:creator>Aktron </dc:creator>
    <meta:editing-duration>P1DT5H20S</meta:editing-duration>
    <meta:editing-cycles>691</meta:editing-cycles>
    <meta:generator>LibreOffice/4.2.8.2$Linux_X86_64 LibreOffice_project/420m0$Build-2</meta:generator>
    <meta:document-statistic meta:table-count="1" meta:cell-count="3780" meta:object-count="0"/>
  </office:meta>
</office:document-meta>
</file>